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order-top="thin solid #1A1A1A" fo:border-bottom="none" fo:border-left="thin solid #1A1A1A" fo:border-right="thin solid #1A1A1A" style:vertical-align="middle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1A1A1A" fo:border-right="thin solid #1A1A1A" style:vertical-align="middle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1A1A1A" fo:border-right="thin solid #1A1A1A" fo:background-color="transparent"/>
    </style:style>
    <style:style style:name="ce12" style:family="table-cell" style:parent-style-name="Default" style:data-style-name="N0">
      <style:table-cell-properties fo:border-top="none" fo:border-bottom="none" fo:border-left="thin solid #1A1A1A" fo:border-right="thin solid #1A1A1A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1A1A1A" fo:border-right="thin solid #1A1A1A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1A1A1A" fo:border-right="thin solid #1A1A1A" style:vertical-align="middle" fo:background-color="transparent" style:repeat-content="false"/>
      <style:paragraph-properties fo:text-align="center"/>
      <style:text-properties style:font-name="Verdana" style:font-name-asian="Verdana" style:font-name-complex="Verdana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1A1A1A" fo:border-left="thin solid #1A1A1A" fo:border-right="thin solid #1A1A1A" fo:background-color="transparent"/>
    </style:style>
    <style:style style:name="ce16" style:family="table-cell" style:parent-style-name="Default" style:data-style-name="N0">
      <style:table-cell-properties fo:border-top="thin solid #1A1A1A" fo:border-bottom="thin solid #1A1A1A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1A1A1A" style:vertical-align="middle" fo:wrap-option="wrap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1A1A1A" style:vertical-align="middle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1A1A1A"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1A1A1A" fo:border-bottom="thin solid #000000" fo:border-left="thin solid #1A1A1A" fo:border-right="thin solid #1A1A1A"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2pt" style:font-size-asian="12pt" style:font-size-complex="12pt"/>
    </style:style>
    <style:style style:name="ce24" style:family="table-cell" style:parent-style-name="Default" style:data-style-name="N0">
      <style:text-properties style:font-name="Arial1" style:font-name-asian="Arial1" style:font-name-complex="Arial1" fo:font-size="12pt" style:font-size-asian="12pt" style:font-size-complex="12pt"/>
    </style:style>
    <style:style style:name="ce2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/>
      <style:text-properties style:font-name="Arial1" style:font-name-asian="Arial1" style:font-name-complex="Arial1"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/>
      <style:text-properties style:font-name="Arial1" style:font-name-asian="Arial1" style:font-name-complex="Arial1"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/>
      <style:text-properties style:font-name="Arial1" style:font-name-asian="Arial1" style:font-name-complex="Arial1" fo:font-size="12pt" style:font-size-asian="12pt" style:font-size-complex="12pt"/>
    </style:style>
    <style:style style:name="ce32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justify"/>
      <style:text-properties style:font-name="Arial1" style:font-name-asian="Arial1" style:font-name-complex="Arial1" fo:font-size="12pt" style:font-size-asian="12pt" style:font-size-complex="12pt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38">
      <style:table-cell-properties fo:border="thin solid #000000" style:vertical-align="middle" fo:wrap-option="wrap" fo:background-color="#92D050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ext-properties fo:color="#FFFFFF"/>
    </style:style>
    <style:style style:name="ce36" style:family="table-cell" style:parent-style-name="Default" style:data-style-name="N0">
      <style:text-properties fo:color="#FF4000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8" style:family="table-cell" style:parent-style-name="Default" style:data-style-name="N0">
      <style:text-properties fo:font-size="12pt" style:font-size-asian="12pt" style:font-size-complex="12pt"/>
    </style:style>
    <style:style style:name="ce39" style:family="table-cell" style:parent-style-name="Default" style:data-style-name="N0">
      <style:text-properties fo:color="#FFFFF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style:font-name="Calibri" style:font-name-asian="Calibri" style:font-name-complex="Calibri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fo:border="thin solid #000000" fo:background-color="#92D050" style:cell-protect="none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style:vertical-align="middle" fo:wrap-option="wrap" fo:background-color="#C9C9C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8">
      <style:table-cell-properties style:vertical-align="middle" fo:wrap-option="wrap" fo:background-color="#C9C9C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2">
      <style:table-cell-properties style:vertical-align="middle" fo:wrap-option="wrap" fo:background-color="#C9C9C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92D050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92D050"/>
    </style:style>
    <style:style style:name="ce54" style:family="table-cell" style:parent-style-name="Default" style:data-style-name="N0">
      <style:table-cell-properties fo:border="thin solid #000000" fo:background-color="#92D050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56" style:family="table-cell" style:parent-style-name="Default" style:data-style-name="N0"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C9C9C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8">
      <style:table-cell-properties fo:border-top="2pt solid #000000" fo:border-bottom="none" fo:border-left="none" fo:border-right="2pt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C9C9C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38">
      <style:table-cell-properties fo:border-top="none" fo:border-bottom="none" fo:border-left="none" fo:border-right="2pt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C9C9C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1A1A1A" style:vertical-align="middle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4">
      <style:table-cell-properties fo:border="thin solid #1A1A1A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1A1A1A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2F2F2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1A1A1A" style:vertical-align="automatic" fo:wrap-option="wrap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4">
      <style:table-cell-properties fo:border="thin solid #1A1A1A" style:vertical-align="automatic" fo:background-color="#C0C0C0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1A1A1A" style:vertical-align="automatic" fo:wrap-option="wrap" fo:background-color="#C0C0C0" style:repeat-content="false"/>
      <style:paragraph-properties fo:text-align="justify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automatic" fo:background-color="#C9C9C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1A1A1A" style:vertical-align="automatic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1A1A1A" fo:border-bottom="none" fo:border-left="thin solid #1A1A1A" fo:border-right="thin solid #1A1A1A" style:vertical-align="automatic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justify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1A1A1A" style:vertical-align="automatic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Default" style:data-style-name="N4">
      <style:table-cell-properties fo:border="thin solid #1A1A1A" style:vertical-align="automatic" fo:background-color="#C0C0C0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Excel_32_Built-in_32_Explanatory_32_Text" style:data-style-name="N37">
      <style:table-cell-properties fo:border="thin solid #1A1A1A" style:vertical-align="automatic" fo:background-color="#F2F2F2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automatic" fo:background-color="#92D05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2D05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Excel_32_Built-in_32_Explanatory_32_Text" style:data-style-name="N4">
      <style:table-cell-properties fo:border="thin solid #1A1A1A" style:vertical-align="automatic" fo:background-color="#C0C0C0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Excel_32_Built-in_32_Explanatory_32_Text" style:data-style-name="N37">
      <style:table-cell-properties fo:border="thin solid #1A1A1A" style:vertical-align="automatic" fo:background-color="transparent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88" style:family="table-cell" style:parent-style-name="Default" style:data-style-name="N4">
      <style:table-cell-properties fo:border="thin solid #1A1A1A" style:vertical-align="automatic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="thin solid #1A1A1A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1A1A1A" style:vertical-align="automatic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justify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="thin solid #1A1A1A" style:vertical-align="automatic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1A1A1A" style:vertical-align="automatic" fo:wrap-option="wrap" fo:background-color="#C0C0C0" style:cell-protect="protected" style:repeat-content="false"/>
      <style:paragraph-properties fo:text-align="justify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="thin solid #1A1A1A" style:vertical-align="automatic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="thin solid #000000" style:vertical-align="automatic" fo:background-color="#CCCCC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#C0C0C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justify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order-top="thin solid #1A1A1A" fo:border-bottom="none" fo:border-left="thin solid #1A1A1A" fo:border-right="thin solid #1A1A1A" style:vertical-align="automatic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none" fo:background-color="#F2F2F2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4">
      <style:table-cell-properties fo:border-top="2pt solid #000000" fo:border-bottom="thin solid #1A1A1A" fo:border-left="thin solid #1A1A1A" fo:border-right="2pt solid #000000" style:vertical-align="automatic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4">
      <style:table-cell-properties fo:border-top="thin solid #1A1A1A" fo:border-bottom="thin solid #1A1A1A" fo:border-left="none" fo:border-right="thin solid #1A1A1A" style:vertical-align="automatic" fo:background-color="#C0C0C0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1A1A1A" fo:border-bottom="thin solid #1A1A1A" fo:border-left="thin solid #1A1A1A" fo:border-right="2pt solid #000000" style:vertical-align="automatic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2F2F2" style:repeat-content="false"/>
      <style:paragraph-properties fo:text-align="justify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fo:border-top="thin solid #1A1A1A" fo:border-bottom="2pt solid #000000" fo:border-left="thin solid #1A1A1A" fo:border-right="2pt solid #000000" style:vertical-align="automatic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justify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none" fo:border-bottom="thin solid #1A1A1A" fo:border-left="thin solid #1A1A1A" fo:border-right="thin solid #1A1A1A" style:vertical-align="automatic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14" style:family="table-cell" style:parent-style-name="Default" style:data-style-name="N4">
      <style:table-cell-properties fo:border-top="thin solid #1A1A1A" fo:border-bottom="none" fo:border-left="thin solid #1A1A1A" fo:border-right="thin solid #1A1A1A" style:vertical-align="automatic" fo:background-color="#C0C0C0" style:repeat-content="false"/>
      <style:paragraph-properties fo:text-align="end" fo:margin-right="0cm"/>
      <style:text-properties fo:font-size="10pt" style:font-size-asian="10pt" style:font-size-complex="10pt"/>
    </style:style>
    <style:style style:name="ce115" style:family="table-cell" style:parent-style-name="Excel_32_Built-in_32_Explanatory_32_Text" style:data-style-name="N4">
      <style:table-cell-properties fo:border-top="thin solid #1A1A1A" fo:border-bottom="none" fo:border-left="thin solid #1A1A1A" fo:border-right="thin solid #1A1A1A" style:vertical-align="automatic" fo:background-color="#C0C0C0" style:repeat-content="false"/>
      <style:paragraph-properties fo:text-align="end" fo:margin-right="0cm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top="thin solid #1A1A1A" fo:border-bottom="none" fo:border-left="thin solid #1A1A1A" fo:border-right="thin solid #1A1A1A" style:vertical-align="automatic" fo:wrap-option="wrap" fo:background-color="#C0C0C0" style:cell-protect="protected" style:repeat-content="false"/>
      <style:paragraph-properties fo:text-align="justify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="thin solid #1A1A1A" style:vertical-align="automatic" fo:background-color="#C0C0C0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0">
      <style:table-cell-properties fo:border="thin solid #1A1A1A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top="thin solid #1A1A1A" fo:border-bottom="thin solid #1A1A1A" fo:border-left="thin solid #1A1A1A" fo:border-right="none" style:vertical-align="automatic" fo:wrap-option="wrap" fo:background-color="#C0C0C0" style:repeat-content="false"/>
      <style:paragraph-properties fo:text-align="justify"/>
      <style:text-properties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2pt solid #000000" fo:border-bottom="thin solid #1A1A1A" fo:border-left="2pt solid #000000" fo:border-right="2pt solid #000000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2pt solid #000000" fo:border-bottom="thin solid #1A1A1A" fo:border-left="2pt solid #000000" fo:border-right="thin solid #1A1A1A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2pt solid #000000" fo:border-bottom="thin solid #1A1A1A" fo:border-left="thin solid #1A1A1A" fo:border-right="thin solid #1A1A1A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2pt solid #000000" fo:border-bottom="thin solid #1A1A1A" fo:border-left="thin solid #1A1A1A" fo:border-right="2pt solid #000000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CCC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36">
      <style:table-cell-properties fo:border-top="thin solid #000000" fo:border-bottom="2pt solid #000000" fo:border-left="2pt solid #000000" fo:border-right="2pt solid #000000"/>
      <style:text-properties fo:font-size="10pt" style:font-size-asian="10pt" style:font-size-complex="10pt"/>
    </style:style>
    <style:style style:name="ce128" style:family="table-cell" style:parent-style-name="Excel_32_Built-in_32_Explanatory_32_Text" style:data-style-name="N37">
      <style:table-cell-properties fo:border-top="thin solid #1A1A1A" fo:border-bottom="2pt solid #000000" fo:border-left="2pt solid #000000" fo:border-right="thin solid #1A1A1A" style:vertical-align="automatic" fo:background-color="transparent"/>
      <style:text-properties fo:font-size="10pt" style:font-size-asian="10pt" style:font-size-complex="10pt"/>
    </style:style>
    <style:style style:name="ce129" style:family="table-cell" style:parent-style-name="Excel_32_Built-in_32_Explanatory_32_Text" style:data-style-name="N37">
      <style:table-cell-properties fo:border-top="thin solid #1A1A1A" fo:border-bottom="2pt solid #000000" fo:border-left="none" fo:border-right="thin solid #1A1A1A" style:vertical-align="automatic" fo:background-color="transparent"/>
      <style:text-properties fo:font-size="10pt" style:font-size-asian="10pt" style:font-size-complex="10pt"/>
    </style:style>
    <style:style style:name="ce130" style:family="table-cell" style:parent-style-name="Excel_32_Built-in_32_Explanatory_32_Text" style:data-style-name="N37">
      <style:table-cell-properties fo:border-top="thin solid #1A1A1A" fo:border-bottom="2pt solid #000000" fo:border-left="none" fo:border-right="2pt solid #000000" style:vertical-align="automatic" fo:background-color="transparent"/>
      <style:text-properties fo:font-size="10pt" style:font-size-asian="10pt" style:font-size-complex="10pt"/>
    </style:style>
    <style:style style:name="ce131" style:family="table-cell" style:parent-style-name="Default" style:data-style-name="N36">
      <style:table-cell-properties fo:border="thin solid #000000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0">
      <style:table-cell-properties fo:border="thin solid #1A1A1A" style:vertical-align="automatic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fo:border="thin solid #1A1A1A" style:vertical-align="middle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1A1A1A" style:vertical-align="automatic" fo:background-color="#C0C0C0" style:repeat-content="false"/>
      <style:paragraph-properties fo:text-align="start" fo:margin-left="0cm"/>
      <style:text-properties fo:font-size="10pt" style:font-size-asian="10pt" style:font-size-complex="10pt"/>
    </style:style>
    <style:style style:name="ce136" style:family="table-cell" style:parent-style-name="Default" style:data-style-name="N0">
      <style:table-cell-properties fo:border="thin solid #1A1A1A" style:vertical-align="middle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37" style:family="table-cell" style:parent-style-name="Default" style:data-style-name="N36">
      <style:table-cell-properties fo:border="thin solid #1A1A1A" style:vertical-align="automatic" fo:background-color="#C0C0C0" style:repeat-content="false"/>
      <style:paragraph-properties fo:text-align="end" fo:margin-right="0cm"/>
      <style:text-properties fo:font-size="10pt" style:font-size-asian="10pt" style:font-size-complex="10pt"/>
    </style:style>
    <style:style style:name="ce138" style:family="table-cell" style:parent-style-name="Default" style:data-style-name="N0">
      <style:table-cell-properties fo:border="thin solid #1A1A1A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fo:border="thin solid #1A1A1A" style:vertical-align="automatic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="thin solid #1A1A1A" style:vertical-align="automatic" fo:wrap-option="wrap" fo:background-color="#C0C0C0" style:repeat-content="false"/>
      <style:paragraph-properties fo:text-align="start" fo:margin-left="0cm"/>
      <style:text-properties fo:font-size="10pt" style:font-size-asian="10pt" style:font-size-complex="10pt"/>
    </style:style>
    <style:style style:name="ce141" style:family="table-cell" style:parent-style-name="Default" style:data-style-name="N3">
      <style:table-cell-properties fo:border="thin solid #1A1A1A" style:vertical-align="automatic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order="thin solid #1A1A1A" style:vertical-align="automatic" fo:wrap-option="wrap" fo:background-color="#C0C0C0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-top="thin solid #1A1A1A" fo:border-bottom="thin solid #1A1A1A" fo:border-left="thin solid #1A1A1A" fo:border-right="none" style:vertical-align="automatic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start" fo:margin-left="0cm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fo:border="thin solid #1A1A1A" style:vertical-align="automatic" fo:background-color="#F2F2F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7" style:family="table-cell" style:parent-style-name="Excel_32_Built-in_32_Explanatory_32_Text" style:data-style-name="N4">
      <style:table-cell-properties fo:border="thin solid #1A1A1A" style:vertical-align="automatic" fo:wrap-option="wrap" fo:background-color="#C0C0C0" style:repeat-content="false"/>
      <style:paragraph-properties fo:text-align="start" fo:margin-left="0cm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fo:border="thin solid #1A1A1A" style:vertical-align="automatic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9" style:family="table-cell" style:parent-style-name="Excel_32_Built-in_32_Explanatory_32_Text" style:data-style-name="N4">
      <style:table-cell-properties fo:border="thin solid #1A1A1A" style:vertical-align="automatic" fo:wrap-option="wrap" fo:background-color="#C0C0C0" style:repeat-content="false"/>
      <style:paragraph-properties fo:text-align="justify"/>
      <style:text-properties fo:font-size="10pt" style:font-size-asian="10pt" style:font-size-complex="10pt"/>
    </style:style>
    <style:style style:name="ce150" style:family="table-cell" style:parent-style-name="Excel_32_Built-in_32_Explanatory_32_Text" style:data-style-name="N4">
      <style:table-cell-properties fo:border="thin solid #1A1A1A" style:vertical-align="automatic" fo:wrap-option="wrap" fo:background-color="#C0C0C0" style:repeat-content="false"/>
      <style:paragraph-properties fo:text-align="justify"/>
      <style:text-properties fo:font-size="10pt" style:font-size-asian="10pt" style:font-size-complex="10pt" fo:font-weight="bold" style:font-weight-asian="bold" style:font-weight-complex="bold"/>
    </style:style>
    <style:style style:name="ce151" style:family="table-cell" style:parent-style-name="Excel_32_Built-in_32_Explanatory_32_Text" style:data-style-name="N4">
      <style:table-cell-properties fo:border="thin solid #1A1A1A" style:vertical-align="automatic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52" style:family="table-cell" style:parent-style-name="Default" style:data-style-name="N0">
      <style:table-cell-properties fo:border="thin solid #1A1A1A" style:vertical-align="automatic" fo:wrap-option="wrap" fo:background-color="#C0C0C0" style:repeat-content="false"/>
      <style:paragraph-properties fo:text-align="justify"/>
      <style:text-properties fo:font-size="10pt" style:font-size-asian="10pt" style:font-size-complex="10pt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thin solid #1A1A1A" fo:border-bottom="none" fo:border-left="thin solid #1A1A1A" fo:border-right="thin solid #1A1A1A" style:vertical-align="automatic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54" style:family="table-cell" style:parent-style-name="Default" style:data-style-name="N36">
      <style:table-cell-properties fo:border-top="thin solid #1A1A1A" fo:border-bottom="none" fo:border-left="thin solid #1A1A1A" fo:border-right="thin solid #1A1A1A" style:vertical-align="automatic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55" style:family="table-cell" style:parent-style-name="Default" style:data-style-name="N0">
      <style:table-cell-properties fo:border="thin solid #000000" style:vertical-align="middle" fo:background-color="#B3B3B3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3B3B3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7" style:family="table-cell" style:parent-style-name="Default" style:data-style-name="N36">
      <style:table-cell-properties fo:border-top="thin solid #000000" fo:border-bottom="2pt solid #000000" fo:border-left="2pt solid #000000" fo:border-right="thin solid #000000"/>
      <style:text-properties fo:font-size="10pt" style:font-size-asian="10pt" style:font-size-complex="10pt"/>
    </style:style>
    <style:style style:name="ce158" style:family="table-cell" style:parent-style-name="Default" style:data-style-name="N36">
      <style:table-cell-properties fo:border-top="thin solid #000000" fo:border-bottom="2pt solid #000000" fo:border-left="thin solid #000000" fo:border-right="thin solid #000000"/>
      <style:text-properties fo:font-size="10pt" style:font-size-asian="10pt" style:font-size-complex="10pt"/>
    </style:style>
    <style:style style:name="ce159" style:family="table-cell" style:parent-style-name="Default" style:data-style-name="N36">
      <style:table-cell-properties fo:border-top="thin solid #000000" fo:border-bottom="2pt solid #000000" fo:border-left="thin solid #000000" fo:border-right="2pt solid #000000"/>
      <style:text-properties fo:font-size="10pt" style:font-size-asian="10pt" style:font-size-complex="10pt"/>
    </style:style>
    <style:style style:name="ce160" style:family="table-cell" style:parent-style-name="Excel_32_Built-in_32_Explanatory_32_Tex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61" style:family="table-cell" style:parent-style-name="Excel_32_Built-in_32_Explanatory_32_Tex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62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3" style:family="table-cell" style:parent-style-name="Excel_32_Built-in_32_Explanatory_32_Tex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164" style:family="table-cell" style:parent-style-name="Excel_32_Built-in_32_Explanatory_32_Text" style:data-style-name="N0">
      <style:table-cell-properties style:vertical-align="middle" fo:wrap-option="wrap" fo:background-color="transparent" style:repeat-content="false"/>
      <style:paragraph-properties fo:text-align="justify"/>
      <style:text-properties fo:font-size="10pt" style:font-size-asian="10pt" style:font-size-complex="10pt"/>
    </style:style>
    <style:style style:name="ce165" style:family="table-cell" style:parent-style-name="Excel_32_Built-in_32_Explanatory_32_Text" style:data-style-name="N0">
      <style:table-cell-properties style:vertical-align="automatic" fo:background-color="transparent"/>
    </style:style>
    <style:style style:name="ce166" style:family="table-cell" style:parent-style-name="Excel_32_Built-in_32_Explanatory_32_Tex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7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6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6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70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71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2" style:family="table-cell" style:parent-style-name="Default" style:data-style-name="N4">
      <style:table-cell-properties fo:border-top="thin solid #1A1A1A" fo:border-bottom="none" fo:border-left="2pt solid #000000" fo:border-right="2pt solid #000000" style:vertical-align="middle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3" style:family="table-cell" style:parent-style-name="Default" style:data-style-name="N4">
      <style:table-cell-properties fo:border-top="thin solid #1A1A1A" fo:border-bottom="thin solid #000000" fo:border-left="2pt solid #000000" fo:border-right="2pt solid #000000" style:vertical-align="middle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4" style:family="table-cell" style:parent-style-name="Excel_32_Built-in_32_Explanatory_32_Tex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1" style:font-name-asian="Arial1" style:font-name-complex="Arial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00000" style:text-line-through-style="none" style:font-name="Arial1" style:font-name-asian="Arial1" style:font-name-complex="Arial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3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9.89541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9.10166666666667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8.41375cm"/>
    </style:style>
    <style:style style:name="co11" style:family="table-column">
      <style:table-column-properties fo:break-before="auto" style:column-width="8.810625cm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4.365625cm"/>
    </style:style>
    <style:style style:name="co14" style:family="table-column">
      <style:table-column-properties fo:break-before="auto" style:column-width="3.46604166666667cm"/>
    </style:style>
    <style:style style:name="co15" style:family="table-column">
      <style:table-column-properties fo:break-before="auto" style:column-width="3.59833333333333cm"/>
    </style:style>
    <style:style style:name="co16" style:family="table-column">
      <style:table-column-properties fo:break-before="auto" style:column-width="13.890625cm"/>
    </style:style>
    <style:style style:name="co17" style:family="table-column">
      <style:table-column-properties fo:break-before="auto" style:column-width="6.24416666666667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2.88395833333333cm"/>
    </style:style>
    <style:style style:name="co20" style:family="table-column">
      <style:table-column-properties fo:break-before="auto" style:column-width="1.42875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3.30729166666667cm"/>
    </style:style>
    <style:style style:name="co23" style:family="table-column">
      <style:table-column-properties fo:break-before="auto" style:column-width="6.6675cm"/>
    </style:style>
    <style:style style:name="co24" style:family="table-column">
      <style:table-column-properties fo:break-before="auto" style:column-width="7.223125cm"/>
    </style:style>
    <style:style style:name="co25" style:family="table-column">
      <style:table-column-properties fo:break-before="auto" style:column-width="7.91104166666667cm"/>
    </style:style>
    <style:style style:name="co26" style:family="table-column">
      <style:table-column-properties fo:break-before="auto" style:column-width="6.93208333333333cm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73.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5.5pt" style:use-optimal-row-height="false" fo:break-before="auto"/>
    </style:style>
    <style:style style:name="ro10" style:family="table-row">
      <style:table-row-properties style:row-height="13.75pt" style:use-optimal-row-height="true" fo:break-before="auto"/>
    </style:style>
    <style:style style:name="ro11" style:family="table-row">
      <style:table-row-properties style:row-height="16pt" style:use-optimal-row-height="true" fo:break-before="auto"/>
    </style:style>
    <style:style style:name="ro12" style:family="table-row">
      <style:table-row-properties style:row-height="17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32pt" style:use-optimal-row-height="true" fo:break-before="auto"/>
    </style:style>
    <style:style style:name="ro15" style:family="table-row">
      <style:table-row-properties style:row-height="28pt" style:use-optimal-row-height="tru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38.25pt" style:use-optimal-row-height="false" fo:break-before="auto"/>
    </style:style>
    <style:style style:name="ro18" style:family="table-row">
      <style:table-row-properties style:row-height="25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14.25pt" style:use-optimal-row-height="false" fo:break-before="auto"/>
    </style:style>
    <style:style style:name="ro21" style:family="table-row">
      <style:table-row-properties style:row-height="51pt" style:use-optimal-row-height="false" fo:break-before="auto"/>
    </style:style>
    <style:style style:name="ro2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SI&quot;;&quot;NO&quot;)" table:allow-empty-cell="false">
          <table:help-message/>
          <table:error-message table:display="true"/>
        </table:content-validation>
      </table:content-validations>
      <table:table table:name="Copertina" table:style-name="ta1" table:protected="true">
        <table:table-column table:style-name="co1" table:default-cell-style-name="ce8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012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1" table:number-rows-spanned="1" table:style-name="ce9">
            <text:p>REGIONE TOSCANA - Giunta Regionale</text:p>
          </table:table-cell>
          <table:covered-table-cell table:number-columns-repeated="10"/>
          <table:table-cell table:number-columns-repeated="16373" table:style-name="ce2"/>
        </table:table-row>
        <table:table-row table:style-name="ro1">
          <table:table-cell office:value-type="string" table:number-columns-spanned="11" table:number-rows-spanned="1" table:style-name="ce10">
            <text:p>Soggetto Aggregatore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2">
            <text:p>Piano dei Fabbisogni Servizi SCT CCTT (*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Versione 1.11 del 22.07.2020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4">
            <text:p>_______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spanned="11" table:number-rows-spanned="1" table:style-name="ce15"/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3" table:style-name="ce16">
            <text:p><text:s/>Impresa /RTI Telecom Italia S.p.A., Enterprise Services Italia S.r.l., Dedalus S.p.A., IBM Italia S.p.A. <text:s/>e Lutech S.p.A.</text:p>
          </table:table-cell>
          <table:covered-table-cell table:number-columns-repeated="10"/>
          <table:table-cell table:number-columns-repeated="16373"/>
        </table:table-row>
        <table:table-row table:style-name="ro3">
          <table:covered-table-cell/>
          <table:covered-table-cell table:number-columns-repeated="10"/>
          <table:table-cell table:number-columns-repeated="16373" table:style-name="ce3"/>
        </table:table-row>
        <table:table-row table:style-name="ro3">
          <table:covered-table-cell/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17">
            <text:p>Contratto Quadro Progettazione, realizzazione e gestione del Sistema Cloud Toscana,</text:p>
            <text:p>il community Cloud per la Pubblica Amministrazione in Toscana</text:p>
          </table:table-cell>
          <table:covered-table-cell table:number-columns-repeated="10"/>
          <table:table-cell table:number-columns-repeated="16373" table:style-name="ce4"/>
        </table:table-row>
        <table:table-row table:style-name="ro5">
          <table:table-cell table:number-columns-repeated="11" table:style-name="ce5"/>
          <table:table-cell table:number-columns-repeated="16373"/>
        </table:table-row>
        <table:table-row table:style-name="ro6">
          <table:table-cell table:number-columns-repeated="11" table:style-name="ce5"/>
          <table:table-cell table:number-columns-repeated="16373"/>
        </table:table-row>
        <table:table-row table:style-name="ro7">
          <table:table-cell office:value-type="string" table:number-columns-spanned="11" table:number-rows-spanned="1" table:style-name="ce18">
            <text:p>Indice delle tabelle: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11" table:number-rows-spanned="1" table:style-name="ce19">
            <text:p>Copertina<text:s/><text:span text:style-name="T7">(informativa)</text:span></text:p>
          </table:table-cell>
          <table:covered-table-cell table:number-columns-repeated="10"/>
          <table:table-cell table:number-columns-repeated="16373"/>
        </table:table-row>
        <table:table-row table:style-name="ro8">
          <table:table-cell office:value-type="string" table:number-columns-spanned="11" table:number-rows-spanned="1" table:style-name="ce19">
            <text:p>Legenda istruzioni<text:s/><text:span text:style-name="T7">(informativa)</text:span></text:p>
          </table:table-cell>
          <table:covered-table-cell table:number-columns-repeated="10"/>
          <table:table-cell table:number-columns-repeated="16373"/>
        </table:table-row>
        <table:table-row table:style-name="ro9">
          <table:table-cell office:value-type="string" table:number-columns-spanned="11" table:number-rows-spanned="1" table:style-name="ce20">
            <text:p>Contesto: Requisiti - Obiettivi – Trattamenti<text:s/><text:span text:style-name="T7">(da compilare i campi in<text:s/></text:span><text:span text:style-name="T8">verde</text:span><text:span text:style-name="T7">)</text:span>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11" table:number-rows-spanned="1" table:style-name="ce21">
            <text:p>Fabbisogni - TAB. 3-4<text:s/><text:span text:style-name="T7">(da compilare i campi in<text:s/></text:span><text:span text:style-name="T8">verde</text:span><text:span text:style-name="T7">)</text:span>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table:number-columns-repeated="2" table:style-name="ce6"/>
          <table:table-cell table:number-columns-repeated="8" table:style-name="ce7"/>
          <table:table-cell table:number-columns-repeated="16374" table:style-name="ce1"/>
        </table:table-row>
        <table:table-row table:number-rows-repeated="2" table:style-name="ro7">
          <table:table-cell table:style-name="ce8"/>
          <table:table-cell table:number-columns-repeated="16383" table:style-name="ce1"/>
        </table:table-row>
        <table:table-row table:style-name="ro7">
          <table:table-cell table:number-columns-repeated="16384" table:style-name="ce1"/>
        </table:table-row>
        <table:table-row table:style-name="ro7">
          <table:table-cell office:value-type="string" table:style-name="ce8">
            <text:p>Versione 1.1 del 10.06.2020</text:p>
          </table:table-cell>
          <table:table-cell table:style-name="ce1"/>
          <table:table-cell office:value-type="string" table:style-name="ce1">
            <text:p>Corregge il calcolo del Disaster Recovery come concordato con Regione</text:p>
          </table:table-cell>
          <table:table-cell table:number-columns-repeated="16381" table:style-name="ce1"/>
        </table:table-row>
        <table:table-row table:style-name="ro7">
          <table:table-cell office:value-type="string" table:style-name="ce8">
            <text:p>Versione 1.11 del 22.07.2020</text:p>
          </table:table-cell>
          <table:table-cell table:style-name="ce1"/>
          <table:table-cell office:value-type="string" table:style-name="ce1">
            <text:p>Corregge le formule errate del Disaster Recovery, esegue controlli di correttezza e completezza, e protegge le parti non editabili</text:p>
          </table:table-cell>
          <table:table-cell table:number-columns-repeated="16381" table:style-name="ce1"/>
        </table:table-row>
        <table:table-row table:number-rows-repeated="1048552" table:style-name="ro10">
          <table:table-cell table:number-columns-repeated="16384"/>
        </table:table-row>
        <table:named-expressions>
          <table:named-range table:name="Print_Area" table:cell-range-address="Copertina.$A$1:Copertina.$K$17" table:base-cell-address="Copertina.$A$1"/>
        </table:named-expressions>
      </table:table>
      <table:table table:name="Legenda_e_Istruzioni" table:style-name="ta2" table:protected="true">
        <table:table-column table:style-name="co7" table:default-cell-style-name="ce24"/>
        <table:table-column table:style-name="co8" table:default-cell-style-name="ce24"/>
        <table:table-column table:style-name="co9" table:number-columns-repeated="62" table:default-cell-style-name="ce24"/>
        <table:table-column table:style-name="co6" table:number-columns-repeated="16320" table:default-cell-style-name="ce1"/>
        <table:table-row table:style-name="ro11">
          <table:table-cell office:value-type="string" table:style-name="ce22">
            <text:p>Legenda</text:p>
          </table:table-cell>
          <table:table-cell table:style-name="ce23"/>
          <table:table-cell table:number-columns-repeated="10" table:style-name="ce1"/>
          <table:table-cell table:number-columns-repeated="16372"/>
        </table:table-row>
        <table:table-row table:style-name="ro12">
          <table:table-cell table:number-columns-repeated="2" table:style-name="ce23"/>
          <table:table-cell table:number-columns-repeated="10" table:style-name="ce1"/>
          <table:table-cell table:number-columns-repeated="16372"/>
        </table:table-row>
        <table:table-row table:style-name="ro11">
          <table:table-cell office:value-type="string" table:style-name="ce25">
            <text:p>U.T.</text:p>
          </table:table-cell>
          <table:table-cell office:value-type="string" table:style-name="ce26">
            <text:p>Costo fornitura Una Tantum di un servizio</text:p>
          </table:table-cell>
          <table:table-cell table:number-columns-repeated="10" table:style-name="ce1"/>
          <table:table-cell table:number-columns-repeated="16372"/>
        </table:table-row>
        <table:table-row table:style-name="ro11">
          <table:table-cell office:value-type="string" table:style-name="ce27">
            <text:p>canone mensile</text:p>
          </table:table-cell>
          <table:table-cell office:value-type="string" table:style-name="ce28">
            <text:p>Canone mensile di un servizio</text:p>
          </table:table-cell>
          <table:table-cell table:number-columns-repeated="10" table:style-name="ce1"/>
          <table:table-cell table:number-columns-repeated="16372"/>
        </table:table-row>
        <table:table-row table:style-name="ro11">
          <table:table-cell office:value-type="string" table:style-name="ce29">
            <text:p>nr.mesi</text:p>
          </table:table-cell>
          <table:table-cell office:value-type="string" table:style-name="ce28">
            <text:p>Mesi per i quali è previsto il canone</text:p>
          </table:table-cell>
          <table:table-cell table:number-columns-repeated="10" table:style-name="ce1"/>
          <table:table-cell table:number-columns-repeated="16372"/>
        </table:table-row>
        <table:table-row table:style-name="ro11">
          <table:table-cell office:value-type="string" table:style-name="ce29">
            <text:p>Q.tà</text:p>
            <text:p>SLA BASE</text:p>
          </table:table-cell>
          <table:table-cell office:value-type="string" table:style-name="ce28">
            <text:p>Quantità di servizi richiesti con lo SLA Base</text:p>
          </table:table-cell>
          <table:table-cell table:number-columns-repeated="10" table:style-name="ce1"/>
          <table:table-cell table:number-columns-repeated="16372"/>
        </table:table-row>
        <table:table-row table:style-name="ro12">
          <table:table-cell office:value-type="string" table:style-name="ce30">
            <text:p>Q.tà</text:p>
            <text:p>SLA PLUS</text:p>
          </table:table-cell>
          <table:table-cell office:value-type="string" table:style-name="ce31">
            <text:p>Quantità di servizi richiesti con lo SLA Plus</text:p>
          </table:table-cell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 table:style-name="ce22"/>
          <table:table-cell table:number-columns-repeated="10" table:style-name="ce1"/>
          <table:table-cell table:number-columns-repeated="16372"/>
        </table:table-row>
        <table:table-row table:style-name="ro12">
          <table:table-cell table:number-columns-repeated="64" table:style-name="ce24"/>
          <table:table-cell table:number-columns-repeated="16320"/>
        </table:table-row>
        <table:table-row table:style-name="ro12">
          <table:table-cell office:value-type="string" table:number-columns-spanned="11" table:number-rows-spanned="17" table:style-name="ce32">
            <text:p/>
            <text:p><text:span text:style-name="T10">Nota</text:span><text:span text:style-name="T10"/></text:p>
            <text:p>Tutti i prezzi indicati al netto dell'IVA.</text:p>
            <text:p/>
            <text:p/>
            <text:p><text:span text:style-name="T10">Istruzioni</text:span><text:span text:style-name="T10"/></text:p>
            <text:p>Il Contratto Quadro SCT scadrà il 2 Ottobre 2024. Non sono ammesse adesioni, e quindi Piani dei Fabbisogni, che travalichino tale data. Pertanto il numero di mesi da indicare non potrà essere superiore al numero di mesi mancanti a tale scadenza a partire dal mese successivo alla data stimata di approvazione del Progetto dei Fabbisogni, come indicato nel campo "Massimo numero di mesi contrattualizzabili" della tabella di Contesto .</text:p>
            <text:p/>
            <text:p>Ciascun servizio è sottoscrivibile per almeno 6 mesi, salvo diverso accordo con il Fornitore.</text:p>
            <text:p/>
            <text:p>Per quanto riguarda la determinazione delle modaità di erogazione dei servizi, degli SLA e dei vincoli di acquisto si rimanda a quanto indicato nella “Guida al contratto quadro”:</text:p>
            <text:p/>
            <text:p><text:span text:style-name="T10">COMPILARE SOLO I CAMPI VERDI ALL'INTERNO DEI FOGLI INDICATI IN COPERTINA</text:span></text:p>
          </table:table-cell>
          <table:covered-table-cell table:number-columns-repeated="10"/>
          <table:table-cell table:number-columns-repeated="53" table:style-name="ce24"/>
          <table:table-cell table:number-columns-repeated="16320"/>
        </table:table-row>
        <table:table-row table:number-rows-repeated="6" table:style-name="ro12">
          <table:covered-table-cell/>
          <table:covered-table-cell table:number-columns-repeated="10"/>
          <table:table-cell table:number-columns-repeated="53" table:style-name="ce24"/>
          <table:table-cell table:number-columns-repeated="16320"/>
        </table:table-row>
        <table:table-row table:number-rows-repeated="10" table:style-name="ro12">
          <table:covered-table-cell/>
          <table:covered-table-cell table:number-columns-repeated="10"/>
          <table:table-cell table:number-columns-repeated="16373"/>
        </table:table-row>
        <table:table-row table:style-name="ro11">
          <table:table-cell table:number-columns-repeated="64" table:style-name="ce24"/>
          <table:table-cell table:number-columns-repeated="16320"/>
        </table:table-row>
        <table:table-row table:number-rows-repeated="1048549" table:style-name="ro13">
          <table:table-cell table:number-columns-repeated="16384"/>
        </table:table-row>
      </table:table>
      <table:table table:name="Contesto_Requisiti_Obiettivi" table:style-name="ta3" table:protected="true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018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33">
            <text:p>Pubblica Amministrazione</text:p>
          </table:table-cell>
          <table:table-cell office:value-type="string" table:style-name="ce33">
            <text:p>P.IVA/C.F.</text:p>
          </table:table-cell>
          <table:table-cell table:number-columns-repeated="16382" table:style-name="ce1"/>
        </table:table-row>
        <table:table-row table:style-name="ro11">
          <table:table-cell table:number-columns-repeated="2" table:style-name="ce34"/>
          <table:table-cell office:value-type="boolean" office:boolean-value="true" table:formula="of:=OR(ISBLANK([.A2]);ISBLANK([.B2]))" table:style-name="ce35">
            <text:p>VERO</text:p>
          </table:table-cell>
          <table:table-cell office:value-type="string" office:string-value="Attenzione: riempire tutti i campi" table:formula="of:=IF([.C2];&quot;Attenzione: riempire tutti i campi&quot;;&quot;&quot;)" table:style-name="ce36">
            <text:p>Attenzione: riempire tutti i campi</text:p>
          </table:table-cell>
          <table:table-cell table:number-columns-repeated="16380" table:style-name="ce1"/>
        </table:table-row>
        <table:table-row table:style-name="ro7">
          <table:table-cell table:number-columns-repeated="16384" table:style-name="ce1"/>
        </table:table-row>
        <table:table-row table:style-name="ro11">
          <table:table-cell office:value-type="string" table:style-name="ce33">
            <office:annotation draw:style-name="a0" svg:x="3.45833333333333in" svg:y="0.34375in" svg:width="1.08333333333333in" svg:height="0.739583333333333in">
              <dc:creator/>
              <text:p>Inserire qui un’indicazione generica delle attività ICT principali della PA (es. gestione sistemi informativi personale, applicativi gestionali etc)</text:p>
              <text:p/>
            </office:annotation>
            <text:p>Descrizione del Contesto di Riferimento dell’Amministrazione</text:p>
          </table:table-cell>
          <table:table-cell table:style-name="ce37"/>
          <table:table-cell table:number-columns-repeated="16382" table:style-name="ce1"/>
        </table:table-row>
        <table:table-row table:style-name="ro7">
          <table:table-cell table:number-columns-spanned="8" table:number-rows-spanned="15" table:style-name="ce53"/>
          <table:covered-table-cell table:number-columns-repeated="7"/>
          <table:table-cell table:number-columns-repeated="16376" table:style-name="ce1"/>
        </table:table-row>
        <table:table-row table:number-rows-repeated="5" table:style-name="ro7">
          <table:covered-table-cell/>
          <table:covered-table-cell table:number-columns-repeated="7"/>
          <table:table-cell table:number-columns-repeated="16376" table:style-name="ce1"/>
        </table:table-row>
        <table:table-row table:style-name="ro11">
          <table:covered-table-cell/>
          <table:covered-table-cell table:number-columns-repeated="7"/>
          <table:table-cell office:value-type="boolean" office:boolean-value="true" table:formula="of:=ISBLANK([.A5])" table:style-name="ce35">
            <text:p>VERO</text:p>
          </table:table-cell>
          <table:table-cell office:value-type="string" office:string-value="Attenzione: riempire questa sezione secondo le indicazioni fornite nei commenti" table:formula="of:=IF([.I11];&quot;Attenzione: riempire questa sezione secondo le indicazioni fornite nei commenti&quot;;&quot;&quot;)" table:style-name="ce36">
            <text:p>Attenzione: riempire questa sezione secondo le indicazioni fornite nei commenti</text:p>
          </table:table-cell>
          <table:table-cell table:number-columns-repeated="16374"/>
        </table:table-row>
        <table:table-row table:style-name="ro11">
          <table:covered-table-cell/>
          <table:covered-table-cell table:number-columns-repeated="7"/>
          <table:table-cell table:number-columns-repeated="16376" table:style-name="ce38"/>
        </table:table-row>
        <table:table-row table:number-rows-repeated="7" table:style-name="ro7">
          <table:covered-table-cell/>
          <table:covered-table-cell table:number-columns-repeated="7"/>
          <table:table-cell table:number-columns-repeated="16376" table:style-name="ce1"/>
        </table:table-row>
        <table:table-row table:style-name="ro10">
          <table:table-cell table:number-columns-repeated="16384"/>
        </table:table-row>
        <table:table-row table:style-name="ro7">
          <table:table-cell office:value-type="string" table:style-name="ce33">
            <office:annotation draw:style-name="a1" svg:x="3.45833333333333in" svg:y="2.88541666666667in" svg:width="1.08333333333333in" svg:height="0.708333333333333in">
              <dc:creator/>
              <text:p>Inserire qui le informazioni necessarie al presidio per la presa in carico o il delivery di quanto richiesto dal presente Piano (es: 1 VM con 2 GB RAM e 3 vCPU; 7 caselle mailbox; 2 blade…)</text:p>
              <text:p/>
            </office:annotation>
            <text:p>Macro Requisiti ed Obiettivi dell’Amministrazione</text:p>
          </table:table-cell>
          <table:table-cell table:number-columns-repeated="16383" table:style-name="ce1"/>
        </table:table-row>
        <table:table-row table:style-name="ro7">
          <table:table-cell table:number-columns-spanned="8" table:number-rows-spanned="15" table:style-name="ce53"/>
          <table:covered-table-cell table:number-columns-repeated="7"/>
          <table:table-cell table:number-columns-repeated="16376" table:style-name="ce1"/>
        </table:table-row>
        <table:table-row table:number-rows-repeated="5" table:style-name="ro7">
          <table:covered-table-cell/>
          <table:covered-table-cell table:number-columns-repeated="7"/>
          <table:table-cell table:number-columns-repeated="16376" table:style-name="ce1"/>
        </table:table-row>
        <table:table-row table:style-name="ro11">
          <table:covered-table-cell/>
          <table:covered-table-cell table:number-columns-repeated="7"/>
          <table:table-cell office:value-type="boolean" office:boolean-value="true" table:formula="of:=ISBLANK([.A22])" table:style-name="ce39">
            <text:p>VERO</text:p>
          </table:table-cell>
          <table:table-cell office:value-type="string" office:string-value="Attenzione: riempire questa sezione secondo le indicazioni fornite nei commenti" table:formula="of:=IF([.I28];&quot;Attenzione: riempire questa sezione secondo le indicazioni fornite nei commenti&quot;;&quot;&quot;)" table:style-name="ce36">
            <text:p>Attenzione: riempire questa sezione secondo le indicazioni fornite nei commenti</text:p>
          </table:table-cell>
          <table:table-cell table:number-columns-repeated="16374"/>
        </table:table-row>
        <table:table-row table:number-rows-repeated="4" table:style-name="ro7">
          <table:covered-table-cell/>
          <table:covered-table-cell table:number-columns-repeated="7"/>
          <table:table-cell table:number-columns-repeated="16376" table:style-name="ce1"/>
        </table:table-row>
        <table:table-row table:number-rows-repeated="4" table:style-name="ro7">
          <table:covered-table-cell/>
          <table:covered-table-cell table:number-columns-repeated="7"/>
          <table:table-cell table:number-columns-repeated="16376"/>
        </table:table-row>
        <table:table-row table:style-name="ro10">
          <table:table-cell table:number-columns-repeated="16384"/>
        </table:table-row>
        <table:table-row table:style-name="ro7">
          <table:table-cell office:value-type="string" table:style-name="ce40">
            <office:annotation draw:style-name="a2" svg:x="3.45833333333333in" svg:y="5.375in" svg:width="1.08333333333333in" svg:height="0.708333333333333in">
              <dc:creator/>
              <text:p>Indicare qui le informazioni per la conformità al GDPR (es. eventuali categorie di dati trattati o di interessati che non sono riportati di seguito, eventuale responsabilità o subtitolarità piuttosto che titolarità dei dati etc)</text:p>
              <text:p/>
            </office:annotation>
            <text:p>Breve descrizione degli eventuali Trattamenti ai sensi del Regolamento UE 2016/679 previsti sui servizi erogati presso SCT</text:p>
          </table:table-cell>
          <table:table-cell table:number-columns-repeated="16383" table:style-name="ce1"/>
        </table:table-row>
        <table:table-row table:style-name="ro7">
          <table:table-cell table:number-columns-spanned="8" table:number-rows-spanned="7" table:style-name="ce53"/>
          <table:covered-table-cell table:number-columns-repeated="7"/>
          <table:table-cell table:number-columns-repeated="16376"/>
        </table:table-row>
        <table:table-row table:number-rows-repeated="6" table:style-name="ro7">
          <table:covered-table-cell/>
          <table:covered-table-cell table:number-columns-repeated="7"/>
          <table:table-cell table:number-columns-repeated="16376"/>
        </table:table-row>
        <table:table-row table:style-name="ro7">
          <table:table-cell table:number-columns-repeated="8" table:style-name="ce41"/>
          <table:table-cell table:number-columns-repeated="16376"/>
        </table:table-row>
        <table:table-row table:style-name="ro7">
          <table:table-cell office:value-type="string" table:style-name="ce33">
            <text:p>Tipologia dei dati trattati</text:p>
          </table:table-cell>
          <table:table-cell office:value-type="string" table:style-name="ce33">
            <text:p>SI/NO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42">
            <office:annotation draw:style-name="a3" svg:x="3.45833333333333in" svg:y="6.82291666666667in" svg:width="1.08333333333333in" svg:height="0.96875in">
              <dc:creator>GA</dc:creator>
              <text:p><text:span text:style-name="T6">Dati Personali “comuni”. «dato personale»: qualsiasi informazione riguardante una persona fisica identificata o identificabile («interessato»); si considera identificabile la persona fisica che può essere identificata, direttamente o indirettamente, con particolare riferimento a un identificativo come il nome, un numero di identificazione, dati relativi all'ubicazione, un identificativo online o a uno o più elementi caratteristici della sua identità fisica, fisiologica, genetica, psichica, economica, culturale o sociale.</text:span><text:span text:style-name="T6"/></text:p>
              <text:p/>
            </office:annotation>
            <text:p>Dati Personali Comuni (inclusi dati di videosorveglianza)</text:p>
          </table:table-cell>
          <table:table-cell table:content-validation-name="val1" table:style-name="ce34"/>
          <table:table-cell office:value-type="boolean" office:boolean-value="true" table:formula="of:=AND([.B48]&lt;&gt;&quot;SI&quot;; [.B49]&lt;&gt;&quot;SI&quot;; [.B50]&lt;&gt;&quot;SI&quot;;[.B51]&lt;&gt;&quot;SI&quot;; [.B52]&lt;&gt;&quot;SI&quot;; [.B53]&lt;&gt;&quot;SI&quot;; [.B54]&lt;&gt;&quot;SI&quot;; [.B56]&lt;&gt;&quot;SI&quot;; [.B57]&lt;&gt;&quot;SI&quot;)" table:style-name="ce35">
            <text:p>VERO</text:p>
          </table:table-cell>
          <table:table-cell office:value-type="string" office:string-value="Attenzione: indicare almeno una tipologia di dati trattati (non sono ammessi tutti NO)" table:formula="of:=IF([.C48];&quot;Attenzione: indicare almeno una tipologia di dati trattati (non sono ammessi tutti NO)&quot;;&quot;&quot;)" table:style-name="ce36">
            <text:p>Attenzione: indicare almeno una tipologia di dati trattati (non sono ammessi tutti NO)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43">
            <office:annotation draw:style-name="a4" svg:x="3.45833333333333in" svg:y="6.96875in" svg:width="1.08333333333333in" svg:height="0.989583333333333in">
              <dc:creator>GA</dc:creator>
              <text:p><text:span text:style-name="T6">•<text:s/></text:span><text:span text:style-name="T6">Categorie particolari di dati (già dati sensibili) –dati personali che rivelino l'origine razziale o etnica, le opinioni politiche, le convinzioni religiose o filosofiche, o l'appartenenza sindacale, nonché trattare dati genetici, dati biometrici intesi a identificare in modo univoco una persona fisica, dati relativi alla salute o alla vita sessuale o all'orientamento sessuale della persona.</text:span><text:span text:style-name="T6"/></text:p>
              <text:p><text:span text:style-name="T6">•<text:s/></text:span><text:span text:style-name="T6">Dati personali relativi a condanne penali– Dati personali relativi a condanne penali e reati.</text:span><text:span text:style-name="T6"/></text:p>
              <text:p><text:span text:style-name="T6"><text:s text:c="2"/></text:span><text:span text:style-name="T6"/></text:p>
              <text:p/>
            </office:annotation>
            <text:p>Dati particolari (già dati sensibili) e dati personali relativi a condanne penali e reati</text:p>
          </table:table-cell>
          <table:table-cell table:content-validation-name="val1" table:style-name="ce34"/>
          <table:table-cell office:value-type="boolean" office:boolean-value="false" table:formula="of:=AND([.B48]&lt;&gt;&quot;SI&quot;; OR([.B49]=&quot;SI&quot;; [.B50]=&quot;SI&quot;;[.B51]=&quot;SI&quot;; [.B52]=&quot;SI&quot;; [.B53]=&quot;SI&quot;; [.B54]=&quot;SI&quot;; [.B56]=&quot;SI&quot;; [.B57]=&quot;SI&quot;))" table:style-name="ce35">
            <text:p>FALSO</text:p>
          </table:table-cell>
          <table:table-cell office:value-type="string" office:string-value="" table:formula="of:=IF([.C49];&quot;Attenzione: occorre indicare SI sui Dati Personali Comuni quando si specificano altri Dati&quot;;&quot;&quot;)" table:style-name="ce36"/>
          <table:table-cell table:number-columns-repeated="16380" table:style-name="ce1"/>
        </table:table-row>
        <table:table-row table:style-name="ro11">
          <table:table-cell office:value-type="string" table:style-name="ce43">
            <office:annotation draw:style-name="a5" svg:x="3.45833333333333in" svg:y="7.13541666666667in" svg:width="1.08333333333333in" svg:height="0.989583333333333in">
              <dc:creator>GA</dc:creator>
              <text:p><text:span text:style-name="T6">Per dati relativi alla salute s’intendono i dati personali attinenti alla salute fisica o mentale di una persona fisica, compresa la prestazione di servizi di assistenza sanitaria, che rivelano informazioni relative al suo stato di salute.</text:span></text:p>
            </office:annotation>
            <text:p>Dati particolari relativi alla Salute </text:p>
          </table:table-cell>
          <table:table-cell table:content-validation-name="val1" table:style-name="ce34"/>
          <table:table-cell table:number-columns-repeated="16382" table:style-name="ce1"/>
        </table:table-row>
        <table:table-row table:style-name="ro11">
          <table:table-cell office:value-type="string" table:style-name="ce43">
            <office:annotation draw:style-name="a6" svg:x="3.45833333333333in" svg:y="7.46875in" svg:width="1.08333333333333in" svg:height="0.822916666666667in">
              <dc:creator>GA</dc:creator>
              <text:p><text:span text:style-name="T6">•<text:s/></text:span><text:span text:style-name="T6">Fascicolo sanitario elettronico (Fse) – insieme dei dati e documenti digitali di tipo sanitario e socio-sanitario generati da eventi clinici presenti e trascorsi, riguardanti l'assistito. In particolare per Fse si intende il fascicolo formato con riferimento a dati sanitari originati da diversi titolari del trattamento operanti più frequentemente, ma non esclusivamente, in un medesimo ambito territoriale (es. azienda sanitaria, laboratorio clinico privato operanti nella medesima regione o area geografica);</text:span><text:span text:style-name="T6"/></text:p>
              <text:p><text:span text:style-name="T6">•<text:s/></text:span><text:span text:style-name="T6">Dossier Sanitario – insieme dei dati personali generati da eventi clinici presenti e trascorsi riguardanti l'interessato, messi in condivisione logica dai professionisti sanitari che lo assistono, al fine di documentarne la storia clinica e di offrirgli un migliore processo di cura.</text:span></text:p>
            </office:annotation>
            <text:p>Dati particolari “Fascicolo Sanitario Elettronico / Dossier Sanitario”</text:p>
          </table:table-cell>
          <table:table-cell table:content-validation-name="val1" table:style-name="ce34"/>
          <table:table-cell table:number-columns-repeated="16382" table:style-name="ce1"/>
        </table:table-row>
        <table:table-row table:style-name="ro11">
          <table:table-cell office:value-type="string" table:style-name="ce43">
            <office:annotation draw:style-name="a7" svg:x="3.45833333333333in" svg:y="7.63541666666667in" svg:width="1.08333333333333in" svg:height="0.822916666666667in">
              <dc:creator>GA</dc:creator>
              <text:p><text:span text:style-name="T6">Per dati biometrici (Rif. [4]) s’intendono i dati personali ottenuti da un trattamento tecnico specifico relativi alle caratteristiche fisiche, fisiologiche o comportamentali di una persona fisica che ne consentono o confermano l'identificazione univoca, quali l'immagine facciale o i dati dattiloscopici.</text:span><text:span text:style-name="T6"/></text:p>
              <text:p><text:span text:style-name="T6">Per dati genetici (Rif. [4]) s’intendono i dati personali relativi alle caratteristiche genetiche ereditarie o acquisite di una persona fisica che forniscono informazioni univoche sulla fisiologia o sulla salute di detta persona fisica, e che risultano in particolare dall'analisi di un campione biologico della persona fisica in questione.</text:span><text:span text:style-name="T6"/></text:p>
              <text:p><text:span text:style-name="T12"/></text:p>
              <text:p/>
            </office:annotation>
            <text:p>Perimetro Dati particolari biometrici o genetici</text:p>
          </table:table-cell>
          <table:table-cell table:content-validation-name="val1" table:style-name="ce34"/>
          <table:table-cell table:number-columns-repeated="16382" table:style-name="ce1"/>
        </table:table-row>
        <table:table-row table:style-name="ro11">
          <table:table-cell office:value-type="string" table:style-name="ce43">
            <office:annotation draw:style-name="a8" svg:x="3.45833333333333in" svg:y="7.80208333333333in" svg:width="1.08333333333333in" svg:height="0.822916666666667in">
              <dc:creator>GA</dc:creator>
              <text:p><text:span text:style-name="T6">Composto dalle piattaforme che realizzano Portali / Siti web che utilizzano cookies per la navigazione libera di utenti generici attraverso l’utilizzo dei browser HTTP di navigazione Internet.</text:span><text:span text:style-name="T6"/></text:p>
              <text:p><text:span text:style-name="T6">I cookie sono file di informazioni che i siti web memorizzano sul computer dell'utente di Internet durante la navigazione.</text:span><text:span text:style-name="T6"/></text:p>
              <text:p><text:span text:style-name="T12"/></text:p>
              <text:p/>
            </office:annotation>
            <text:p>Perimetro Portali Web</text:p>
          </table:table-cell>
          <table:table-cell table:content-validation-name="val1" table:style-name="ce34"/>
          <table:table-cell table:number-columns-repeated="16382" table:style-name="ce1"/>
        </table:table-row>
        <table:table-row table:style-name="ro11">
          <table:table-cell office:value-type="string" table:style-name="ce43">
            <office:annotation draw:style-name="a9" svg:x="3.45833333333333in" svg:y="7.96875in" svg:width="1.08333333333333in" svg:height="0.822916666666667in">
              <dc:creator>GA</dc:creator>
              <text:p><text:span text:style-name="T6">Si tratta di dati scambiati fra 2 o più pubbliche amministrazioni</text:span><text:span text:style-name="T6"/></text:p>
              <text:p/>
            </office:annotation>
            <text:p>Perimetro Scambi dati tra PA</text:p>
          </table:table-cell>
          <table:table-cell table:content-validation-name="val1" table:style-name="ce34"/>
          <table:table-cell table:number-columns-repeated="16382" table:style-name="ce1"/>
        </table:table-row>
        <table:table-row table:style-name="ro11">
          <table:table-cell office:value-type="string" table:style-name="ce43">
            <text:p>Perimetro PA (Misure Agid)</text:p>
          </table:table-cell>
          <table:table-cell office:value-type="string" table:style-name="ce44">
            <text:p>SI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43">
            <office:annotation draw:style-name="a10" svg:x="3.45833333333333in" svg:y="8.30208333333333in" svg:width="1.08333333333333in" svg:height="0.78125in">
              <dc:creator>GA</dc:creator>
              <text:p><text:span text:style-name="T6">Composto dalle piattaforme relative a soluzioni per clienti operanti nei settori dell'energia elettrica e del gas, in particolare:</text:span><text:span text:style-name="T6"/></text:p>
              <text:p><text:span text:style-name="T6">•<text:s/></text:span><text:span text:style-name="T6">soggetti di diritto italiano che operano in una o più attività dei settori dell’energia elettrica e/o del settore del gas naturale e/o distribuzione, misura e/o vendita di altri gas a mezzo reti;</text:span><text:span text:style-name="T6"/></text:p>
              <text:p><text:span text:style-name="T6">•<text:s/></text:span><text:span text:style-name="T6">soggetti di diritto estero che operano in una o più attività dei settori dell’energia elettrica e del gas naturale in Italia, anche per mezzo di sedi secondarie o di unità locali;</text:span><text:span text:style-name="T6"/></text:p>
              <text:p><text:span text:style-name="T6">•<text:s/></text:span><text:span text:style-name="T6">soggetti di diritto italiano o estero appartenenti ad un gruppo che opera in una o più attività dei settori dell’energia elettrica e del gas naturale, che intrattiene rapporti economici o patrimoniali funzionali allo svolgimento delle attività degli esercenti di cui sopra.</text:span><text:span text:style-name="T6"/></text:p>
              <text:p/>
            </office:annotation>
            <text:p>Perimetro Energetico</text:p>
          </table:table-cell>
          <table:table-cell table:content-validation-name="val1" table:style-name="ce34"/>
          <table:table-cell table:number-columns-repeated="16382" table:style-name="ce1"/>
        </table:table-row>
        <table:table-row table:style-name="ro11">
          <table:table-cell office:value-type="string" table:style-name="ce43">
            <office:annotation draw:style-name="a11" svg:x="3.45833333333333in" svg:y="8.46875in" svg:width="1.08333333333333in" svg:height="0.947916666666667in">
              <dc:creator>GA</dc:creator>
              <text:p><text:span text:style-name="T6">In termini tecnici, la “localizzazione” consiste nell’individuazione della posizione geografica di oggetti, persone o mezzi sia in posizione da fermo sia in movimento, attraverso l’impiego di diverse tecnologie, ad esempio le funzionalità della rete mobile (GSM/UMTS/LTE), la tecnologia satellitare GPS, informazioni derivate dal servizio di connettività a Internet via WiFi pubblico, ecc..</text:span></text:p>
            </office:annotation>
            <text:p>Perimetro Dati di Localizzazione</text:p>
          </table:table-cell>
          <table:table-cell table:content-validation-name="val1" table:style-name="ce34"/>
          <table:table-cell table:number-columns-repeated="16382" table:style-name="ce1"/>
        </table:table-row>
        <table:table-row table:style-name="ro7">
          <table:table-cell table:number-columns-repeated="16384" table:style-name="ce1"/>
        </table:table-row>
        <table:table-row table:style-name="ro7">
          <table:table-cell office:value-type="string" table:style-name="ce33">
            <text:p>Categorie di interessati</text:p>
          </table:table-cell>
          <table:table-cell office:value-type="string" table:style-name="ce33">
            <text:p>SI/NO</text:p>
          </table:table-cell>
          <table:table-cell office:value-type="string" table:style-name="ce33">
            <text:p>Numerosità</text:p>
          </table:table-cell>
          <table:table-cell table:number-columns-repeated="16381" table:style-name="ce1"/>
        </table:table-row>
        <table:table-row table:style-name="ro14">
          <table:table-cell office:value-type="string" table:style-name="ce45">
            <text:p>Tutti i dipendenti e gli utenti dei sistemi informativi del Titolare ospitati nel “community cloud” compresi i minori</text:p>
          </table:table-cell>
          <table:table-cell table:content-validation-name="val1" table:style-name="ce34"/>
          <table:table-cell table:style-name="ce46"/>
          <table:table-cell office:value-type="boolean" office:boolean-value="true" table:formula="of:=AND([.B60]&lt;&gt;&quot;SI&quot;; [.B61]&lt;&gt;&quot;SI&quot;; [.B62]&lt;&gt;&quot;SI&quot;)" table:style-name="ce35">
            <text:p>VERO</text:p>
          </table:table-cell>
          <table:table-cell office:value-type="string" office:string-value="Attenzione: indicare almeno una categoria di interessati (non sono ammessi tutti NO)" table:formula="of:=IF([.D60];&quot;Attenzione: indicare almeno una categoria di interessati (non sono ammessi tutti NO)&quot;;&quot;&quot;)" table:style-name="ce36">
            <text:p>Attenzione: indicare almeno una categoria di interessati (non sono ammessi tutti NO)</text:p>
          </table:table-cell>
          <table:table-cell table:number-columns-repeated="16379"/>
        </table:table-row>
        <table:table-row table:style-name="ro14">
          <table:table-cell office:value-type="string" table:style-name="ce47">
            <text:p>Tutti i cittadini italiani* censiti nei sistemi informativi del Titolare ospitati nel “community cloud”</text:p>
          </table:table-cell>
          <table:table-cell table:content-validation-name="val1" table:style-name="ce34"/>
          <table:table-cell table:style-name="ce46"/>
          <table:table-cell office:value-type="boolean" office:boolean-value="true" table:formula="of:=SUM([.C60:.C62])&lt;=0" table:style-name="ce35">
            <text:p>VERO</text:p>
          </table:table-cell>
          <table:table-cell office:value-type="string" office:string-value="Attenzione: indicare un numero non nullo di interessati" table:formula="of:=IF([.D61];&quot;Attenzione: indicare un numero non nullo di interessati&quot;;&quot;&quot;)" table:style-name="ce36">
            <text:p>Attenzione: indicare un numero non nullo di interessati</text:p>
          </table:table-cell>
          <table:table-cell table:number-columns-repeated="16379"/>
        </table:table-row>
        <table:table-row table:style-name="ro14">
          <table:table-cell office:value-type="string" table:style-name="ce47">
            <text:p>Tutti gli utenti* (cittadini italiani, comunitari e non) del SST - Servizio Sanitario Toscana ospitato nel “community cloud”</text:p>
          </table:table-cell>
          <table:table-cell table:content-validation-name="val1" table:style-name="ce34"/>
          <table:table-cell table:style-name="ce46"/>
          <table:table-cell table:number-columns-repeated="16381" table:style-name="ce1"/>
        </table:table-row>
        <table:table-row table:style-name="ro7">
          <table:table-cell table:number-columns-repeated="16384" table:style-name="ce1"/>
        </table:table-row>
        <table:table-row table:style-name="ro7">
          <table:table-cell office:value-type="string" table:style-name="ce48">
            <text:p>* i trattamenti di queste categorie di Interessati vengono effettuati su larga scala e comprendono dati di minori e categorie particolari di dati personali.</text:p>
          </table:table-cell>
          <table:table-cell table:number-columns-repeated="16383" table:style-name="ce1"/>
        </table:table-row>
        <table:table-row table:number-rows-repeated="3" table:style-name="ro10">
          <table:table-cell table:number-columns-repeated="16384"/>
        </table:table-row>
        <table:table-row table:style-name="ro7">
          <table:table-cell office:value-type="string" table:style-name="ce33">
            <text:p>Titolare del trattamento dei dati trattati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3">
            <text:p>Ragione sociale</text:p>
          </table:table-cell>
          <table:table-cell office:value-type="string" table:style-name="ce33">
            <text:p>P.IVA</text:p>
          </table:table-cell>
          <table:table-cell office:value-type="string" table:style-name="ce33">
            <text:p>Referente cliente (DPO se disponibile)</text:p>
          </table:table-cell>
          <table:table-cell table:style-name="ce33"/>
          <table:table-cell office:value-type="string" table:style-name="ce33">
            <text:p>Tel. Cellulare</text:p>
          </table:table-cell>
          <table:table-cell office:value-type="string" table:style-name="ce33">
            <text:p>E-Mail</text:p>
          </table:table-cell>
          <table:table-cell table:number-columns-repeated="16378" table:style-name="ce1"/>
        </table:table-row>
        <table:table-row table:style-name="ro11">
          <table:table-cell table:number-columns-repeated="2" table:style-name="ce34"/>
          <table:table-cell table:number-columns-spanned="2" table:number-rows-spanned="1" table:style-name="ce54"/>
          <table:covered-table-cell/>
          <table:table-cell table:style-name="ce34"/>
          <table:table-cell table:number-columns-spanned="3" table:number-rows-spanned="1" table:style-name="ce54"/>
          <table:covered-table-cell table:number-columns-repeated="2"/>
          <table:table-cell office:value-type="boolean" office:boolean-value="true" table:formula="of:=OR(ISBLANK([.A70]);ISBLANK([.B70]);ISBLANK([.C70]);ISBLANK([.E70]);ISBLANK([.F70]))" table:style-name="ce35">
            <text:p>VERO</text:p>
          </table:table-cell>
          <table:table-cell office:value-type="string" office:string-value="Attenzione: riempire tutti i campi" table:formula="of:=IF([.I70];&quot;Attenzione: riempire tutti i campi&quot;;&quot;&quot;)" table:style-name="ce36">
            <text:p>Attenzione: riempire tutti i campi</text:p>
          </table:table-cell>
          <table:table-cell table:number-columns-repeated="16374"/>
        </table:table-row>
        <table:table-row table:style-name="ro7">
          <table:table-cell table:number-columns-repeated="16384" table:style-name="ce1"/>
        </table:table-row>
        <table:table-row table:style-name="ro7">
          <table:table-cell office:value-type="string" table:style-name="ce33">
            <text:p>Referente tecnico per la fornitura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3">
            <text:p>Nome</text:p>
          </table:table-cell>
          <table:table-cell office:value-type="string" table:style-name="ce33">
            <text:p>Cognome</text:p>
          </table:table-cell>
          <table:table-cell office:value-type="string" table:style-name="ce33">
            <text:p>Ruolo</text:p>
          </table:table-cell>
          <table:table-cell office:value-type="string" table:style-name="ce33">
            <text:p>Tel. Fisso</text:p>
          </table:table-cell>
          <table:table-cell office:value-type="string" table:style-name="ce33">
            <text:p>Tel. Cellulare</text:p>
          </table:table-cell>
          <table:table-cell office:value-type="string" table:style-name="ce33">
            <text:p>E-Mail</text:p>
          </table:table-cell>
          <table:table-cell table:number-columns-repeated="16378" table:style-name="ce1"/>
        </table:table-row>
        <table:table-row table:style-name="ro11">
          <table:table-cell table:number-columns-repeated="5" table:style-name="ce34"/>
          <table:table-cell table:number-columns-spanned="3" table:number-rows-spanned="1" table:style-name="ce54"/>
          <table:covered-table-cell table:number-columns-repeated="2"/>
          <table:table-cell office:value-type="boolean" office:boolean-value="true" table:formula="of:=OR(ISBLANK([.A74]);ISBLANK([.B74]);ISBLANK([.C74]);ISBLANK([.E74]);ISBLANK([.F74]))" table:style-name="ce35">
            <text:p>VERO</text:p>
          </table:table-cell>
          <table:table-cell office:value-type="string" office:string-value="Attenzione: riempire tutti i campi" table:formula="of:=IF([.I74];&quot;Attenzione: riempire tutti i campi&quot;;&quot;&quot;)" table:style-name="ce36">
            <text:p>Attenzione: riempire tutti i campi</text:p>
          </table:table-cell>
          <table:table-cell table:number-columns-repeated="16374"/>
        </table:table-row>
        <table:table-row table:style-name="ro7">
          <table:table-cell table:number-columns-repeated="16384" table:style-name="ce1"/>
        </table:table-row>
        <table:table-row table:style-name="ro7">
          <table:table-cell office:value-type="string" table:style-name="ce49">
            <text:p>Data approvazione Progetto (stima)</text:p>
          </table:table-cell>
          <table:table-cell office:value-type="date" office:date-value="2020-08-22T00:00:00" table:style-name="ce34">
            <text:p>22/08/2020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9">
            <text:p>Data termine Contratto Quadro</text:p>
          </table:table-cell>
          <table:table-cell office:value-type="date" office:date-value="2024-10-02T00:00:00" table:style-name="ce50">
            <text:p>02/10/2024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9">
            <text:p>Massimo numero di mesi contrattualizzabili</text:p>
          </table:table-cell>
          <table:table-cell office:value-type="float" office:value="49" table:formula="of:=DATEDIF([.B76];[.B77];&quot;M&quot;)" table:style-name="ce51">
            <text:p>49,00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9">
            <text:p>Durata (mesi)</text:p>
          </table:table-cell>
          <table:table-cell office:value-type="float" office:value="12" table:style-name="ce52">
            <text:p>12</text:p>
          </table:table-cell>
          <table:table-cell table:number-columns-repeated="16382" table:style-name="ce1"/>
        </table:table-row>
        <table:table-row table:number-rows-repeated="1048497" table:style-name="ro10">
          <table:table-cell table:number-columns-repeated="16384"/>
        </table:table-row>
      </table:table>
      <table:table table:name="Fabbisogno" table:style-name="ta4" table:protected="true">
        <table:table-column table:style-name="co15" table:default-cell-style-name="ce56"/>
        <table:table-column table:style-name="co16" table:default-cell-style-name="ce167"/>
        <table:table-column table:style-name="co17" table:default-cell-style-name="ce168"/>
        <table:table-column table:style-name="co18" table:default-cell-style-name="ce7"/>
        <table:table-column table:style-name="co19" table:default-cell-style-name="ce7"/>
        <table:table-column table:style-name="co20" table:default-cell-style-name="ce169"/>
        <table:table-column table:style-name="co21" table:number-columns-repeated="2" table:default-cell-style-name="ce169"/>
        <table:table-column table:style-name="co22" table:number-columns-repeated="2" table:default-cell-style-name="ce169"/>
        <table:table-column table:style-name="co1" table:default-cell-style-name="ce162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3" table:number-columns-repeated="49" table:default-cell-style-name="ce7"/>
        <table:table-column table:style-name="co6" table:number-columns-repeated="16320" table:default-cell-style-name="ce1"/>
        <table:table-row table:style-name="ro7">
          <table:table-cell table:style-name="ce1"/>
          <table:table-cell table:style-name="ce55"/>
          <table:table-cell table:number-columns-repeated="3" table:style-name="ce1"/>
          <table:table-cell table:style-name="ce56"/>
          <table:table-cell table:number-columns-repeated="4" table:style-name="ce57"/>
          <table:table-cell table:number-columns-repeated="16374" table:style-name="ce1"/>
        </table:table-row>
        <table:table-row table:style-name="ro7">
          <table:table-cell table:style-name="ce1"/>
          <table:table-cell table:style-name="ce55"/>
          <table:table-cell office:value-type="string" table:style-name="ce58">
            <text:p>Data approvazione Progetto (stima)</text:p>
          </table:table-cell>
          <table:table-cell office:value-type="date" office:date-value="2020-08-22T00:00:00" table:formula="of:=IF([Contesto_Requisiti_Obiettivi.B76]=&quot;&quot;;&quot;&quot;;[Contesto_Requisiti_Obiettivi.B76])" table:style-name="ce59">
            <text:p>22/08/2020</text:p>
          </table:table-cell>
          <table:table-cell table:style-name="ce1"/>
          <table:table-cell table:style-name="ce56"/>
          <table:table-cell table:number-columns-repeated="4" table:style-name="ce57"/>
          <table:table-cell table:number-columns-repeated="16374" table:style-name="ce1"/>
        </table:table-row>
        <table:table-row table:style-name="ro7">
          <table:table-cell table:style-name="ce1"/>
          <table:table-cell table:style-name="ce55"/>
          <table:table-cell office:value-type="string" table:style-name="ce60">
            <text:p>Data termine Contratto Quadro</text:p>
          </table:table-cell>
          <table:table-cell office:value-type="date" office:date-value="2024-10-02T00:00:00" table:style-name="ce61">
            <text:p>02/10/2024</text:p>
          </table:table-cell>
          <table:table-cell table:style-name="ce1"/>
          <table:table-cell table:style-name="ce56"/>
          <table:table-cell table:number-columns-repeated="4" table:style-name="ce57"/>
          <table:table-cell table:number-columns-repeated="16374" table:style-name="ce1"/>
        </table:table-row>
        <table:table-row table:style-name="ro7">
          <table:table-cell table:style-name="ce1"/>
          <table:table-cell table:style-name="ce55"/>
          <table:table-cell office:value-type="string" table:style-name="ce62">
            <text:p>durata (mesi)</text:p>
          </table:table-cell>
          <table:table-cell office:value-type="float" office:value="12" table:formula="of:=[Contesto_Requisiti_Obiettivi.B79]" table:style-name="ce63">
            <text:p>12</text:p>
          </table:table-cell>
          <table:table-cell table:style-name="ce1"/>
          <table:table-cell table:style-name="ce56"/>
          <table:table-cell table:number-columns-repeated="4" table:style-name="ce57"/>
          <table:table-cell table:number-columns-repeated="16374" table:style-name="ce1"/>
        </table:table-row>
        <table:table-row table:style-name="ro7">
          <table:table-cell table:style-name="ce1"/>
          <table:table-cell table:style-name="ce55"/>
          <table:table-cell table:number-columns-repeated="3" table:style-name="ce1"/>
          <table:table-cell table:style-name="ce56"/>
          <table:table-cell table:number-columns-repeated="4" table:style-name="ce57"/>
          <table:table-cell table:number-columns-repeated="16374" table:style-name="ce1"/>
        </table:table-row>
        <table:table-row table:style-name="ro7">
          <table:table-cell office:value-type="string" table:number-columns-spanned="11" table:number-rows-spanned="1" table:style-name="ce170">
            <text:p>Tabella n. 4 - Servizi a consumo per acquisto da parte di Regione Toscana e di tutti i soggetti aderenti *</text:p>
          </table:table-cell>
          <table:covered-table-cell table:number-columns-repeated="10"/>
          <table:table-cell table:number-columns-repeated="16373" table:style-name="ce1"/>
        </table:table-row>
        <table:table-row table:style-name="ro7">
          <table:table-cell office:value-type="string" table:number-columns-spanned="11" table:number-rows-spanned="1" table:style-name="ce171">
            <text:p>Voci contrattuali OPZIONALI per adesione di tutti i soggetti ammessi (enti e privati)</text:p>
          </table:table-cell>
          <table:covered-table-cell table:number-columns-repeated="10"/>
          <table:table-cell table:number-columns-repeated="16373" table:style-name="ce1"/>
        </table:table-row>
        <table:table-row table:style-name="ro7">
          <table:table-cell table:number-columns-repeated="3" table:style-name="ce64"/>
          <table:table-cell office:value-type="string" table:style-name="ce65">
            <text:p>A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C</text:p>
          </table:table-cell>
          <table:table-cell office:value-type="string" table:style-name="ce66">
            <text:p>D1</text:p>
          </table:table-cell>
          <table:table-cell office:value-type="string" table:style-name="ce66">
            <text:p>D2</text:p>
          </table:table-cell>
          <table:table-cell table:number-columns-repeated="2" table:style-name="ce66"/>
          <table:table-cell office:value-type="string" table:style-name="ce64">
            <text:p>E</text:p>
          </table:table-cell>
          <table:table-cell table:number-columns-repeated="16373" table:style-name="ce1"/>
        </table:table-row>
        <table:table-row table:style-name="ro15">
          <table:table-cell office:value-type="string" table:style-name="ce67">
            <text:p>Codice</text:p>
          </table:table-cell>
          <table:table-cell office:value-type="string" table:style-name="ce67">
            <text:p>descrizione</text:p>
          </table:table-cell>
          <table:table-cell office:value-type="string" table:style-name="ce67">
            <text:p>Commenti</text:p>
          </table:table-cell>
          <table:table-cell office:value-type="string" table:style-name="ce68">
            <text:p>U.T.</text:p>
          </table:table-cell>
          <table:table-cell office:value-type="string" table:style-name="ce67">
            <text:p>canone mensile</text:p>
          </table:table-cell>
          <table:table-cell office:value-type="string" table:style-name="ce68">
            <text:p>nr.mesi</text:p>
          </table:table-cell>
          <table:table-cell office:value-type="string" table:style-name="ce68">
            <text:p>Q.tà</text:p>
            <text:p>SLA BASE</text:p>
          </table:table-cell>
          <table:table-cell office:value-type="string" table:style-name="ce68">
            <text:p>Q.tà</text:p>
            <text:p>SLA PLUS</text:p>
          </table:table-cell>
          <table:table-cell office:value-type="string" table:style-name="ce66">
            <text:p>TOT U.T.</text:p>
          </table:table-cell>
          <table:table-cell office:value-type="string" table:style-name="ce66">
            <text:p>TOT. canone</text:p>
          </table:table-cell>
          <table:table-cell office:value-type="string" table:style-name="ce65">
            <text:p>TOTALE=(A+B*C)*D1*0,9+(A+B*C)*D2*1,23</text:p>
          </table:table-cell>
          <table:table-cell table:number-columns-repeated="16373" table:style-name="ce1"/>
        </table:table-row>
        <table:table-row table:style-name="ro7">
          <table:table-cell table:style-name="ce69"/>
          <table:table-cell office:value-type="string" table:style-name="ce70">
            <text:p>SERVIZI IaaS via CCTT (presso TIX)</text:p>
          </table:table-cell>
          <table:table-cell table:style-name="ce71"/>
          <table:table-cell table:style-name="ce72"/>
          <table:table-cell table:number-columns-repeated="2" table:style-name="ce73"/>
          <table:table-cell office:value-type="float" office:value="0.9" table:style-name="ce74">
            <text:p>0,9</text:p>
          </table:table-cell>
          <table:table-cell office:value-type="float" office:value="1.23" table:style-name="ce75">
            <text:p>1,23</text:p>
          </table:table-cell>
          <table:table-cell table:style-name="ce76"/>
          <table:table-cell table:style-name="ce75"/>
          <table:table-cell table:style-name="ce73"/>
          <table:table-cell table:number-columns-repeated="16373" table:style-name="ce1"/>
        </table:table-row>
        <table:table-row table:style-name="ro7">
          <table:table-cell office:value-type="string" table:style-name="ce70">
            <text:p>Calcolo-base-OSS</text:p>
          </table:table-cell>
          <table:table-cell office:value-type="string" table:style-name="ce77">
            <text:p>VM-base ALL-Inclusive (1vCPU, 1GB RAM, 20GB vSTORAGE) con VMM O.S.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15.68" table:style-name="ce80">
            <text:p>€ 15,68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style-name="ce83"/>
          <table:table-cell table:style-name="ce84"/>
          <table:table-cell office:value-type="currency" office:value="0" table:formula="of:=+([.E11]*[.F11])*[.G11]*[.$G$10]+([.E11]*[.F11])*[.H11]*[.$H$10]" table:style-name="ce85">
            <text:p>€ 0,00</text:p>
          </table:table-cell>
          <table:table-cell office:value-type="currency" office:value="0" table:formula="of:=+([.D11]+[.E11]*[.F11])*[.G11]*[.$G$10]+([.D11]+[.E11]*[.F11])*[.H11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Calcolo-base-non-OSS</text:p>
          </table:table-cell>
          <table:table-cell office:value-type="string" table:style-name="ce77">
            <text:p>VM-base ALL-Inclusive (1vCPU, 1GB RAM, 20GB vSTORAGE) con VMM commerciale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23.49" table:style-name="ce80">
            <text:p>€ 23,49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12]*[.F12])*[.G12]*[.$G$10]+([.E12]*[.F12])*[.H12]*[.$H$10]" table:style-name="ce85">
            <text:p>€ 0,00</text:p>
          </table:table-cell>
          <table:table-cell office:value-type="currency" office:value="0" table:formula="of:=+([.D12]+[.E12]*[.F12])*[.G12]*[.$G$10]+([.D12]+[.E12]*[.F12])*[.H12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Calcolo+vCPU</text:p>
          </table:table-cell>
          <table:table-cell office:value-type="string" table:style-name="ce77">
            <text:p>Risorsa aggiuntiva 1 vCPU su VM ALL-Inclusive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3.2" table:style-name="ce80">
            <text:p>€ 3,20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13]*[.F13])*[.G13]*[.$G$10]+([.E13]*[.F13])*[.H13]*[.$H$10]" table:style-name="ce85">
            <text:p>€ 0,00</text:p>
          </table:table-cell>
          <table:table-cell office:value-type="currency" office:value="0" table:formula="of:=+([.D13]+[.E13]*[.F13])*[.G13]*[.$G$10]+([.D13]+[.E13]*[.F13])*[.H13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Calcolo+Ram</text:p>
          </table:table-cell>
          <table:table-cell office:value-type="string" table:style-name="ce77">
            <text:p>Risorsa aggiuntiva 1GB vRAM su VM ALL-Inclusive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0.91" table:style-name="ce80">
            <text:p>€ 0,91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14]*[.F14])*[.G14]*[.$G$10]+([.E14]*[.F14])*[.H14]*[.$H$10]" table:style-name="ce85">
            <text:p>€ 0,00</text:p>
          </table:table-cell>
          <table:table-cell office:value-type="currency" office:value="0" table:formula="of:=+([.D14]+[.E14]*[.F14])*[.G14]*[.$G$10]+([.D14]+[.E14]*[.F14])*[.H14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Vstorage-AP</text:p>
          </table:table-cell>
          <table:table-cell office:value-type="string" table:style-name="ce77">
            <text:p>Risorsa aggiuntiva vSTORAGE Blocchi AP (10GB)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0.8" table:style-name="ce80">
            <text:p>€ 0,80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15]*[.F15])*[.G15]*[.$G$10]+([.E15]*[.F15])*[.H15]*[.$H$10]" table:style-name="ce85">
            <text:p>€ 0,00</text:p>
          </table:table-cell>
          <table:table-cell office:value-type="currency" office:value="0" table:formula="of:=+([.D15]+[.E15]*[.F15])*[.G15]*[.$G$10]+([.D15]+[.E15]*[.F15])*[.H15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Vstorage-AC</text:p>
          </table:table-cell>
          <table:table-cell office:value-type="string" table:style-name="ce77">
            <text:p>Risorsa aggiuntiva vSTORAGE AC (100 GB)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1.29" table:style-name="ce80">
            <text:p>€ 1,29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16]*[.F16])*[.G16]*[.$G$10]+([.E16]*[.F16])*[.H16]*[.$H$10]" table:style-name="ce85">
            <text:p>€ 0,00</text:p>
          </table:table-cell>
          <table:table-cell office:value-type="currency" office:value="0" table:formula="of:=+([.D16]+[.E16]*[.F16])*[.G16]*[.$G$10]+([.D16]+[.E16]*[.F16])*[.H16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Vstorage-OBJ</text:p>
          </table:table-cell>
          <table:table-cell office:value-type="string" table:style-name="ce77">
            <text:p>Risorsa aggiuntiva vSTORAGE OBJ (100 GB)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1.29" table:style-name="ce80">
            <text:p>€ 1,29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17]*[.F17])*[.G17]*[.$G$10]+([.E17]*[.F17])*[.H17]*[.$H$10]" table:style-name="ce85">
            <text:p>€ 0,00</text:p>
          </table:table-cell>
          <table:table-cell office:value-type="currency" office:value="0" table:formula="of:=+([.D17]+[.E17]*[.F17])*[.G17]*[.$G$10]+([.D17]+[.E17]*[.F17])*[.H17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table:style-name="ce70"/>
          <table:table-cell table:style-name="ce77"/>
          <table:table-cell table:style-name="ce78"/>
          <table:table-cell table:style-name="ce79"/>
          <table:table-cell table:style-name="ce86"/>
          <table:table-cell table:number-columns-repeated="3" table:style-name="ce87"/>
          <table:table-cell table:style-name="ce84"/>
          <table:table-cell table:style-name="ce87"/>
          <table:table-cell table:style-name="ce86"/>
          <table:table-cell table:number-columns-repeated="16373" table:style-name="ce1"/>
        </table:table-row>
        <table:table-row table:style-name="ro7">
          <table:table-cell office:value-type="string" table:style-name="ce70">
            <text:p>BKPvStorage+10</text:p>
          </table:table-cell>
          <table:table-cell office:value-type="string" table:style-name="ce77">
            <text:p>BACKUP Base su vSTORAGE aggiuntiva 10GB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0.51" table:style-name="ce80">
            <text:p>€ 0,51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19]*[.F19])*[.G19]*[.$G$10]+([.E19]*[.F19])*[.H19]*[.$H$10]" table:style-name="ce85">
            <text:p>€ 0,00</text:p>
          </table:table-cell>
          <table:table-cell office:value-type="currency" office:value="0" table:formula="of:=+([.D19]+[.E19]*[.F19])*[.G19]*[.$G$10]+([.D19]+[.E19]*[.F19])*[.H19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BKP+90gg-base</text:p>
          </table:table-cell>
          <table:table-cell office:value-type="string" table:style-name="ce77">
            <text:p>BACKUP Estensione retention a 90 giorni VM-Base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13.25" table:style-name="ce80">
            <text:p>€ 13,25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20]*[.F20])*[.G20]*[.$G$10]+([.E20]*[.F20])*[.H20]*[.$H$10]" table:style-name="ce85">
            <text:p>€ 0,00</text:p>
          </table:table-cell>
          <table:table-cell office:value-type="currency" office:value="0" table:formula="of:=+([.D20]+[.E20]*[.F20])*[.G20]*[.$G$10]+([.D20]+[.E20]*[.F20])*[.H20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BKP+90gg+10</text:p>
          </table:table-cell>
          <table:table-cell office:value-type="string" table:style-name="ce77">
            <text:p>BACKUP Estensione retention a 90 giorni vSTORAGE aggiuntiva 10 GB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6.63" table:style-name="ce80">
            <text:p>€ 6,63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21]*[.F21])*[.G21]*[.$G$10]+([.E21]*[.F21])*[.H21]*[.$H$10]" table:style-name="ce85">
            <text:p>€ 0,00</text:p>
          </table:table-cell>
          <table:table-cell office:value-type="currency" office:value="0" table:formula="of:=+([.D21]+[.E21]*[.F21])*[.G21]*[.$G$10]+([.D21]+[.E21]*[.F21])*[.H21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BKP+12c-base</text:p>
          </table:table-cell>
          <table:table-cell office:value-type="string" table:style-name="ce77">
            <text:p>BACKUP Estensione retention 12 copie <text:s/>VM-Base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12.23" table:style-name="ce80">
            <text:p>€ 12,23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22]*[.F22])*[.G22]*[.$G$10]+([.E22]*[.F22])*[.H22]*[.$H$10]" table:style-name="ce85">
            <text:p>€ 0,00</text:p>
          </table:table-cell>
          <table:table-cell office:value-type="currency" office:value="0" table:formula="of:=+([.D22]+[.E22]*[.F22])*[.G22]*[.$G$10]+([.D22]+[.E22]*[.F22])*[.H22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BKP+12c+10</text:p>
          </table:table-cell>
          <table:table-cell office:value-type="string" table:style-name="ce77">
            <text:p>BACKUP Estensione retention 12 copie vSTORAGE <text:s/>aggiuntiva 10 GB</text:p>
          </table:table-cell>
          <table:table-cell office:value-type="string" table:style-name="ce78">
            <text:p>unitario/canone onnicomprensivo</text:p>
          </table:table-cell>
          <table:table-cell table:style-name="ce79"/>
          <table:table-cell office:value-type="currency" office:value="6.12" table:style-name="ce80">
            <text:p>€ 6,12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23]*[.F23])*[.G23]*[.$G$10]+([.E23]*[.F23])*[.H23]*[.$H$10]" table:style-name="ce85">
            <text:p>€ 0,00</text:p>
          </table:table-cell>
          <table:table-cell office:value-type="currency" office:value="0" table:formula="of:=+([.D23]+[.E23]*[.F23])*[.G23]*[.$G$10]+([.D23]+[.E23]*[.F23])*[.H23]*[.$H$1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table:style-name="ce67"/>
          <table:table-cell table:style-name="ce72"/>
          <table:table-cell table:style-name="ce88"/>
          <table:table-cell table:number-columns-repeated="2" table:style-name="ce79"/>
          <table:table-cell table:style-name="ce72"/>
          <table:table-cell office:value-type="string" table:style-name="ce67">
            <text:p>Q.tà SLA N/A</text:p>
          </table:table-cell>
          <table:table-cell table:style-name="ce68"/>
          <table:table-cell table:style-name="ce84"/>
          <table:table-cell table:style-name="ce72"/>
          <table:table-cell table:style-name="ce79"/>
          <table:table-cell table:number-columns-repeated="16373" table:style-name="ce1"/>
        </table:table-row>
        <table:table-row table:style-name="ro7">
          <table:table-cell table:style-name="ce69"/>
          <table:table-cell office:value-type="string" table:style-name="ce89">
            <text:p>SERVIZI DR su sito Secondario (presso Acilia)</text:p>
          </table:table-cell>
          <table:table-cell table:style-name="ce71"/>
          <table:table-cell table:number-columns-repeated="2" table:style-name="ce79"/>
          <table:table-cell table:style-name="ce72"/>
          <table:table-cell office:value-type="float" office:value="1" table:style-name="ce74">
            <text:p>1</text:p>
          </table:table-cell>
          <table:table-cell table:number-columns-repeated="2" table:style-name="ce84"/>
          <table:table-cell table:style-name="ce72"/>
          <table:table-cell table:style-name="ce79"/>
          <table:table-cell table:number-columns-repeated="16373" table:style-name="ce1"/>
        </table:table-row>
        <table:table-row table:style-name="ro16">
          <table:table-cell office:value-type="string" table:style-name="ce70">
            <text:p>DR-Base-A</text:p>
          </table:table-cell>
          <table:table-cell office:value-type="string" table:style-name="ce77">
            <text:p>DR-VM-inattiva A</text:p>
          </table:table-cell>
          <table:table-cell office:value-type="string" table:style-name="ce71">
            <text:p>prezzo unitario di setup e</text:p>
            <text:p>Canone onnicomprensivo</text:p>
          </table:table-cell>
          <table:table-cell office:value-type="currency" office:value="388.29" table:style-name="ce80">
            <text:p>€ 388,29</text:p>
          </table:table-cell>
          <table:table-cell office:value-type="currency" office:value="10.65" table:style-name="ce80">
            <text:p>€ 10,65</text:p>
          </table:table-cell>
          <table:table-cell office:value-type="float" office:value="12" table:style-name="ce81">
            <text:p>12</text:p>
          </table:table-cell>
          <table:table-cell table:style-name="ce82"/>
          <table:table-cell table:style-name="ce84"/>
          <table:table-cell office:value-type="currency" office:value="0" table:formula="of:=+([.D26])*[.G26]" table:style-name="ce85">
            <text:p>€ 0,00</text:p>
          </table:table-cell>
          <table:table-cell office:value-type="currency" office:value="0" table:formula="of:=+([.E26]*[.F26])*[.G26]" table:style-name="ce85">
            <text:p>€ 0,00</text:p>
          </table:table-cell>
          <table:table-cell office:value-type="currency" office:value="0" table:formula="of:=+([.D26]+[.E26]*[.F26])*[.G26]" table:style-name="ce85">
            <text:p>€ 0,00</text:p>
          </table:table-cell>
          <table:table-cell table:number-columns-repeated="16373" table:style-name="ce1"/>
        </table:table-row>
        <table:table-row table:style-name="ro15">
          <table:table-cell office:value-type="string" table:style-name="ce70">
            <text:p>DR-Base-B</text:p>
          </table:table-cell>
          <table:table-cell office:value-type="string" table:style-name="ce77">
            <text:p>DR-VM-inattiva B</text:p>
          </table:table-cell>
          <table:table-cell office:value-type="string" table:style-name="ce71">
            <text:p>prezzo unitario di setup e</text:p>
            <text:p>Canone onnicomprensivo</text:p>
          </table:table-cell>
          <table:table-cell office:value-type="currency" office:value="388.29" table:style-name="ce80">
            <text:p>€ 388,29</text:p>
          </table:table-cell>
          <table:table-cell office:value-type="currency" office:value="21.3" table:style-name="ce80">
            <text:p>€ 21,30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style-name="ce84"/>
          <table:table-cell office:value-type="currency" office:value="0" table:formula="of:=+([.D27])*[.G27]" table:style-name="ce85">
            <text:p>€ 0,00</text:p>
          </table:table-cell>
          <table:table-cell office:value-type="currency" office:value="0" table:formula="of:=+([.E27]*[.F27])*[.G27]" table:style-name="ce85">
            <text:p>€ 0,00</text:p>
          </table:table-cell>
          <table:table-cell office:value-type="currency" office:value="0" table:formula="of:=+([.D27]+[.E27]*[.F27])*[.G27]" table:style-name="ce85">
            <text:p>€ 0,00</text:p>
          </table:table-cell>
          <table:table-cell table:number-columns-repeated="16373" table:style-name="ce1"/>
        </table:table-row>
        <table:table-row table:style-name="ro15">
          <table:table-cell office:value-type="string" table:style-name="ce70">
            <text:p>DR-Base-C</text:p>
          </table:table-cell>
          <table:table-cell office:value-type="string" table:style-name="ce77">
            <text:p>DR-VM-inattiva C</text:p>
          </table:table-cell>
          <table:table-cell office:value-type="string" table:style-name="ce71">
            <text:p>prezzo unitario di setup e</text:p>
            <text:p>Canone onnicomprensivo</text:p>
          </table:table-cell>
          <table:table-cell office:value-type="currency" office:value="776.58" table:style-name="ce80">
            <text:p>€ 776,58</text:p>
          </table:table-cell>
          <table:table-cell office:value-type="currency" office:value="43.59" table:style-name="ce80">
            <text:p>€ 43,59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style-name="ce84"/>
          <table:table-cell office:value-type="currency" office:value="0" table:formula="of:=+([.D28])*[.G28]" table:style-name="ce85">
            <text:p>€ 0,00</text:p>
          </table:table-cell>
          <table:table-cell office:value-type="currency" office:value="0" table:formula="of:=+([.E28]*[.F28])*[.G28]" table:style-name="ce85">
            <text:p>€ 0,00</text:p>
          </table:table-cell>
          <table:table-cell office:value-type="currency" office:value="0" table:formula="of:=+([.D28]+[.E28]*[.F28])*[.G28]" table:style-name="ce85">
            <text:p>€ 0,00</text:p>
          </table:table-cell>
          <table:table-cell table:number-columns-repeated="16373" table:style-name="ce1"/>
        </table:table-row>
        <table:table-row table:style-name="ro15">
          <table:table-cell office:value-type="string" table:style-name="ce70">
            <text:p>DR-Base-D</text:p>
          </table:table-cell>
          <table:table-cell office:value-type="string" table:style-name="ce77">
            <text:p>DR-VM-inattiva D</text:p>
          </table:table-cell>
          <table:table-cell office:value-type="string" table:style-name="ce71">
            <text:p>prezzo unitario di setup e</text:p>
            <text:p>Canone onnicomprensivo</text:p>
          </table:table-cell>
          <table:table-cell office:value-type="currency" office:value="776.58" table:style-name="ce80">
            <text:p>€ 776,58</text:p>
          </table:table-cell>
          <table:table-cell office:value-type="currency" office:value="55.73" table:style-name="ce80">
            <text:p>€ 55,73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style-name="ce84"/>
          <table:table-cell office:value-type="currency" office:value="0" table:formula="of:=+([.D29])*[.G29]" table:style-name="ce85">
            <text:p>€ 0,00</text:p>
          </table:table-cell>
          <table:table-cell office:value-type="currency" office:value="0" table:formula="of:=+([.E29]*[.F29])*[.G29]" table:style-name="ce85">
            <text:p>€ 0,00</text:p>
          </table:table-cell>
          <table:table-cell office:value-type="currency" office:value="0" table:formula="of:=+([.D29]+[.E29]*[.F29])*[.G29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DR+vCPU-AB</text:p>
          </table:table-cell>
          <table:table-cell office:value-type="string" table:style-name="ce77">
            <text:p>DR-vCPU inattiva aggiuntiva A,B</text:p>
          </table:table-cell>
          <table:table-cell office:value-type="string" table:style-name="ce71">
            <text:p>unitario/canone onnicomprensivo</text:p>
          </table:table-cell>
          <table:table-cell table:style-name="ce84"/>
          <table:table-cell office:value-type="currency" office:value="1.1200000000000001" table:style-name="ce80">
            <text:p>€ 1,12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30]*[.F30])*[.G30]" table:style-name="ce85">
            <text:p>€ 0,00</text:p>
          </table:table-cell>
          <table:table-cell office:value-type="currency" office:value="0" table:formula="of:=+([.D30]+[.E30]*[.F30])*[.G3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DR+vCPU-CD</text:p>
          </table:table-cell>
          <table:table-cell office:value-type="string" table:style-name="ce77">
            <text:p>DR-vCPU inattiva aggiuntiva C,D</text:p>
          </table:table-cell>
          <table:table-cell office:value-type="string" table:style-name="ce71">
            <text:p>unitario/canone onnicomprensivo</text:p>
          </table:table-cell>
          <table:table-cell table:style-name="ce84"/>
          <table:table-cell office:value-type="currency" office:value="1.1200000000000001" table:style-name="ce80">
            <text:p>€ 1,12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31]*[.F31])*[.G31]" table:style-name="ce85">
            <text:p>€ 0,00</text:p>
          </table:table-cell>
          <table:table-cell office:value-type="currency" office:value="0" table:formula="of:=+([.D31]+[.E31]*[.F31])*[.G31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DR+vRAM-AB</text:p>
          </table:table-cell>
          <table:table-cell office:value-type="string" table:style-name="ce77">
            <text:p>DR-vRAM inattiva aggiuntiva A,B</text:p>
          </table:table-cell>
          <table:table-cell office:value-type="string" table:style-name="ce71">
            <text:p>unitario/canone onnicomprensivo</text:p>
          </table:table-cell>
          <table:table-cell table:style-name="ce84"/>
          <table:table-cell office:value-type="currency" office:value="0.32" table:style-name="ce80">
            <text:p>€ 0,32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32]*[.F32])*[.G32]" table:style-name="ce85">
            <text:p>€ 0,00</text:p>
          </table:table-cell>
          <table:table-cell office:value-type="currency" office:value="0" table:formula="of:=+([.D32]+[.E32]*[.F32])*[.G32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DR+vRAM-CD</text:p>
          </table:table-cell>
          <table:table-cell office:value-type="string" table:style-name="ce77">
            <text:p>DR-vRAM inattiva aggiuntiva C,D</text:p>
          </table:table-cell>
          <table:table-cell office:value-type="string" table:style-name="ce71">
            <text:p>unitario/canone onnicomprensivo</text:p>
          </table:table-cell>
          <table:table-cell table:style-name="ce84"/>
          <table:table-cell office:value-type="currency" office:value="0.32" table:style-name="ce80">
            <text:p>€ 0,32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33]*[.F33])*[.G33]" table:style-name="ce85">
            <text:p>€ 0,00</text:p>
          </table:table-cell>
          <table:table-cell office:value-type="currency" office:value="0" table:formula="of:=+([.D33]+[.E33]*[.F33])*[.G33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DR+10-ABC</text:p>
          </table:table-cell>
          <table:table-cell office:value-type="string" table:style-name="ce77">
            <text:p>DR-Storage 10 GB A-B-C</text:p>
          </table:table-cell>
          <table:table-cell office:value-type="string" table:style-name="ce78">
            <text:p>unitario/canone onnicomprensivo</text:p>
          </table:table-cell>
          <table:table-cell table:style-name="ce84"/>
          <table:table-cell office:value-type="currency" office:value="0.44" table:style-name="ce80">
            <text:p>€ 0,44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34]*[.F34])*[.G34]" table:style-name="ce85">
            <text:p>€ 0,00</text:p>
          </table:table-cell>
          <table:table-cell office:value-type="currency" office:value="0" table:formula="of:=+([.D34]+[.E34]*[.F34])*[.G34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DR+10-D</text:p>
          </table:table-cell>
          <table:table-cell office:value-type="string" table:style-name="ce77">
            <text:p>DR-Storage 10 GB D</text:p>
          </table:table-cell>
          <table:table-cell office:value-type="string" table:style-name="ce78">
            <text:p>unitario/canone onnicomprensivo</text:p>
          </table:table-cell>
          <table:table-cell table:style-name="ce84"/>
          <table:table-cell office:value-type="currency" office:value="0.73" table:style-name="ce80">
            <text:p>€ 0,73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35]*[.F35])*[.G35]" table:style-name="ce85">
            <text:p>€ 0,00</text:p>
          </table:table-cell>
          <table:table-cell office:value-type="currency" office:value="0" table:formula="of:=+([.D35]+[.E35]*[.F35])*[.G35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table:style-name="ce67"/>
          <table:table-cell table:style-name="ce72"/>
          <table:table-cell table:style-name="ce88"/>
          <table:table-cell table:number-columns-repeated="2" table:style-name="ce79"/>
          <table:table-cell table:style-name="ce72"/>
          <table:table-cell office:value-type="string" table:style-name="ce68">
            <text:p>Q.tà</text:p>
            <text:p>SLA BASE</text:p>
          </table:table-cell>
          <table:table-cell office:value-type="string" table:style-name="ce68">
            <text:p>Q.tà</text:p>
            <text:p>SLA PLUS</text:p>
          </table:table-cell>
          <table:table-cell table:number-columns-repeated="2" table:style-name="ce72"/>
          <table:table-cell table:style-name="ce79"/>
          <table:table-cell table:number-columns-repeated="16373" table:style-name="ce1"/>
        </table:table-row>
        <table:table-row table:style-name="ro7">
          <table:table-cell table:style-name="ce69"/>
          <table:table-cell office:value-type="string" table:style-name="ce89">
            <text:p>SERVIZI IaaS in CONTINUITA' su sito Secondario (presso Bruni)</text:p>
          </table:table-cell>
          <table:table-cell table:style-name="ce71"/>
          <table:table-cell table:number-columns-repeated="2" table:style-name="ce79"/>
          <table:table-cell table:style-name="ce72"/>
          <table:table-cell office:value-type="float" office:value="0.9" table:style-name="ce74">
            <text:p>0,9</text:p>
          </table:table-cell>
          <table:table-cell office:value-type="float" office:value="1.23" table:style-name="ce75">
            <text:p>1,23</text:p>
          </table:table-cell>
          <table:table-cell table:number-columns-repeated="2" table:style-name="ce90"/>
          <table:table-cell table:style-name="ce79"/>
          <table:table-cell table:number-columns-repeated="16373" table:style-name="ce1"/>
        </table:table-row>
        <table:table-row table:style-name="ro7">
          <table:table-cell office:value-type="string" table:style-name="ce70">
            <text:p>Calcolo2-base in OSS</text:p>
          </table:table-cell>
          <table:table-cell office:value-type="string" table:style-name="ce77">
            <text:p>VM-base ALL-Inclusive (1vCPU, 1GB RAM, 20GB vSTORAGE) con VMM O.S.</text:p>
          </table:table-cell>
          <table:table-cell office:value-type="string" table:style-name="ce78">
            <text:p>unitario/canone onnicomprensivo</text:p>
          </table:table-cell>
          <table:table-cell table:style-name="ce86"/>
          <table:table-cell office:value-type="currency" office:value="24.8" table:style-name="ce80">
            <text:p>€ 24,80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38]*[.F38])*[.G38]*[.$G$37]+([.E38]*[.F38])*[.H38]*[.$H$37]" table:style-name="ce85">
            <text:p>€ 0,00</text:p>
          </table:table-cell>
          <table:table-cell office:value-type="currency" office:value="0" table:formula="of:=+([.D38]+[.E38]*[.F38])*[.G38]*[.$G$37]+([.D38]+[.E38]*[.F38])*[.H38]*[.$H$3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Calcolo2-base non-OSS</text:p>
          </table:table-cell>
          <table:table-cell office:value-type="string" table:style-name="ce77">
            <text:p>VM-base ALL-Inclusive (1vCPU, 1GB RAM, 20GB vSTORAGE) con VMM commerciale</text:p>
          </table:table-cell>
          <table:table-cell office:value-type="string" table:style-name="ce78">
            <text:p>unitario/canone onnicomprensivo</text:p>
          </table:table-cell>
          <table:table-cell table:style-name="ce86"/>
          <table:table-cell office:value-type="currency" office:value="27.28" table:style-name="ce80">
            <text:p>€ 27,28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39]*[.F39])*[.G39]*[.$G$37]+([.E39]*[.F39])*[.H39]*[.$H$37]" table:style-name="ce85">
            <text:p>€ 0,00</text:p>
          </table:table-cell>
          <table:table-cell office:value-type="currency" office:value="0" table:formula="of:=+([.D39]+[.E39]*[.F39])*[.G39]*[.$G$37]+([.D39]+[.E39]*[.F39])*[.H39]*[.$H$3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Calcolo2+vCPU</text:p>
          </table:table-cell>
          <table:table-cell office:value-type="string" table:style-name="ce77">
            <text:p>Risorsa aggiuntiva 1 vCPU su VM-Base</text:p>
          </table:table-cell>
          <table:table-cell office:value-type="string" table:style-name="ce78">
            <text:p>unitario/canone onnicomprensivo</text:p>
          </table:table-cell>
          <table:table-cell table:style-name="ce86"/>
          <table:table-cell office:value-type="currency" office:value="6.35" table:style-name="ce80">
            <text:p>€ 6,35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40]*[.F40])*[.G40]*[.$G$37]+([.E40]*[.F40])*[.H40]*[.$H$37]" table:style-name="ce85">
            <text:p>€ 0,00</text:p>
          </table:table-cell>
          <table:table-cell office:value-type="currency" office:value="0" table:formula="of:=+([.D40]+[.E40]*[.F40])*[.G40]*[.$G$37]+([.D40]+[.E40]*[.F40])*[.H40]*[.$H$3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Calcolo2+Ram</text:p>
          </table:table-cell>
          <table:table-cell office:value-type="string" table:style-name="ce77">
            <text:p>Risorsa aggiuntiva 1GB vRAM su VM-Base</text:p>
          </table:table-cell>
          <table:table-cell office:value-type="string" table:style-name="ce78">
            <text:p>unitario/canone onnicomprensivo</text:p>
          </table:table-cell>
          <table:table-cell table:style-name="ce86"/>
          <table:table-cell office:value-type="currency" office:value="2.17" table:style-name="ce80">
            <text:p>€ 2,17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41]*[.F41])*[.G41]*[.$G$37]+([.E41]*[.F41])*[.H41]*[.$H$37]" table:style-name="ce85">
            <text:p>€ 0,00</text:p>
          </table:table-cell>
          <table:table-cell office:value-type="currency" office:value="0" table:formula="of:=+([.D41]+[.E41]*[.F41])*[.G41]*[.$G$37]+([.D41]+[.E41]*[.F41])*[.H41]*[.$H$3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Vstorage2-AP</text:p>
          </table:table-cell>
          <table:table-cell office:value-type="string" table:style-name="ce77">
            <text:p>Risorsa aggiuntiva vSTORAGE Blocchi AP (10GB)</text:p>
          </table:table-cell>
          <table:table-cell office:value-type="string" table:style-name="ce78">
            <text:p>unitario/canone onnicomprensivo</text:p>
          </table:table-cell>
          <table:table-cell table:style-name="ce86"/>
          <table:table-cell office:value-type="currency" office:value="0.6" table:style-name="ce80">
            <text:p>€ 0,60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42]*[.F42])*[.G42]*[.$G$37]+([.E42]*[.F42])*[.H42]*[.$H$37]" table:style-name="ce85">
            <text:p>€ 0,00</text:p>
          </table:table-cell>
          <table:table-cell office:value-type="currency" office:value="0" table:formula="of:=+([.D42]+[.E42]*[.F42])*[.G42]*[.$G$37]+([.D42]+[.E42]*[.F42])*[.H42]*[.$H$3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Vstorage2-AC</text:p>
          </table:table-cell>
          <table:table-cell office:value-type="string" table:style-name="ce77">
            <text:p>Risorsa aggiuntiva vSTORAGE AC (100 GB)</text:p>
          </table:table-cell>
          <table:table-cell office:value-type="string" table:style-name="ce78">
            <text:p>unitario/canone onnicomprensivo</text:p>
          </table:table-cell>
          <table:table-cell table:style-name="ce86"/>
          <table:table-cell office:value-type="currency" office:value="1.34" table:style-name="ce80">
            <text:p>€ 1,34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43]*[.F43])*[.G43]*[.$G$37]+([.E43]*[.F43])*[.H43]*[.$H$37]" table:style-name="ce85">
            <text:p>€ 0,00</text:p>
          </table:table-cell>
          <table:table-cell office:value-type="currency" office:value="0" table:formula="of:=+([.D43]+[.E43]*[.F43])*[.G43]*[.$G$37]+([.D43]+[.E43]*[.F43])*[.H43]*[.$H$3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Vstorage2-OBJ</text:p>
          </table:table-cell>
          <table:table-cell office:value-type="string" table:style-name="ce77">
            <text:p>Risorsa aggiuntiva vSTORAGE OBJ (100 GB)</text:p>
          </table:table-cell>
          <table:table-cell office:value-type="string" table:style-name="ce78">
            <text:p>unitario/canone onnicomprensivo</text:p>
          </table:table-cell>
          <table:table-cell table:style-name="ce86"/>
          <table:table-cell office:value-type="currency" office:value="1.34" table:style-name="ce80">
            <text:p>€ 1,34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44]*[.F44])*[.G44]*[.$G$37]+([.E44]*[.F44])*[.H44]*[.$H$37]" table:style-name="ce85">
            <text:p>€ 0,00</text:p>
          </table:table-cell>
          <table:table-cell office:value-type="currency" office:value="0" table:formula="of:=+([.D44]+[.E44]*[.F44])*[.G44]*[.$G$37]+([.D44]+[.E44]*[.F44])*[.H44]*[.$H$3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table:style-name="ce67"/>
          <table:table-cell table:style-name="ce91"/>
          <table:table-cell table:style-name="ce92"/>
          <table:table-cell table:style-name="ce79"/>
          <table:table-cell table:style-name="ce93"/>
          <table:table-cell table:style-name="ce73"/>
          <table:table-cell office:value-type="string" table:style-name="ce67">
            <text:p>Q.tà SLA N/A</text:p>
          </table:table-cell>
          <table:table-cell table:style-name="ce90"/>
          <table:table-cell table:style-name="ce84"/>
          <table:table-cell table:style-name="ce90"/>
          <table:table-cell table:style-name="ce93"/>
          <table:table-cell table:number-columns-repeated="16373" table:style-name="ce1"/>
        </table:table-row>
        <table:table-row table:style-name="ro15">
          <table:table-cell table:style-name="ce69"/>
          <table:table-cell office:value-type="string" table:style-name="ce70">
            <text:p>Estensione per istanza</text:p>
            <text:p>IaaS-compute con S.O. in abbonamento o commerciale</text:p>
          </table:table-cell>
          <table:table-cell table:style-name="ce71"/>
          <table:table-cell table:number-columns-repeated="2" table:style-name="ce94"/>
          <table:table-cell table:style-name="ce90"/>
          <table:table-cell office:value-type="float" office:value="1" table:style-name="ce74">
            <text:p>1</text:p>
          </table:table-cell>
          <table:table-cell table:style-name="ce90"/>
          <table:table-cell table:style-name="ce84"/>
          <table:table-cell table:style-name="ce90"/>
          <table:table-cell table:style-name="ce94"/>
          <table:table-cell table:number-columns-repeated="16373" table:style-name="ce1"/>
        </table:table-row>
        <table:table-row table:style-name="ro7">
          <table:table-cell office:value-type="string" table:style-name="ce70">
            <text:p>GuestOS-OL</text:p>
          </table:table-cell>
          <table:table-cell office:value-type="string" table:style-name="ce95">
            <text:p>Oracle Linux</text:p>
          </table:table-cell>
          <table:table-cell office:value-type="string" table:style-name="ce78">
            <text:p>vCPU</text:p>
          </table:table-cell>
          <table:table-cell table:style-name="ce79"/>
          <table:table-cell office:value-type="currency" office:value="14.97" table:style-name="ce80">
            <text:p>€ 14,97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47]*[.F47])*[.G47]" table:style-name="ce85">
            <text:p>€ 0,00</text:p>
          </table:table-cell>
          <table:table-cell office:value-type="currency" office:value="0" table:formula="of:=+([.D47]+[.E47]*[.F47])*[.G4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GuestOS-RHEL</text:p>
          </table:table-cell>
          <table:table-cell office:value-type="string" table:style-name="ce95">
            <text:p>Red Hat Enterprise Linux for Virtual Datacenters</text:p>
          </table:table-cell>
          <table:table-cell office:value-type="string" table:style-name="ce78">
            <text:p>vCPU</text:p>
          </table:table-cell>
          <table:table-cell table:style-name="ce79"/>
          <table:table-cell office:value-type="currency" office:value="34.51" table:style-name="ce80">
            <text:p>€ 34,51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48]*[.F48])*[.G48]" table:style-name="ce85">
            <text:p>€ 0,00</text:p>
          </table:table-cell>
          <table:table-cell office:value-type="currency" office:value="0" table:formula="of:=+([.D48]+[.E48]*[.F48])*[.G48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GuestOS-SLES</text:p>
          </table:table-cell>
          <table:table-cell office:value-type="string" table:style-name="ce95">
            <text:p>SUSE Linux Enterprise Server</text:p>
          </table:table-cell>
          <table:table-cell office:value-type="string" table:style-name="ce78">
            <text:p>vCPU</text:p>
          </table:table-cell>
          <table:table-cell table:style-name="ce79"/>
          <table:table-cell office:value-type="currency" office:value="15.19" table:style-name="ce80">
            <text:p>€ 15,19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49]*[.F49])*[.G49]" table:style-name="ce85">
            <text:p>€ 0,00</text:p>
          </table:table-cell>
          <table:table-cell office:value-type="currency" office:value="0" table:formula="of:=+([.D49]+[.E49]*[.F49])*[.G49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GuestOS-MW</text:p>
          </table:table-cell>
          <table:table-cell office:value-type="string" table:style-name="ce95">
            <text:p>Microsoft Windows Server</text:p>
          </table:table-cell>
          <table:table-cell office:value-type="string" table:style-name="ce78">
            <text:p>vCPU</text:p>
          </table:table-cell>
          <table:table-cell table:style-name="ce79"/>
          <table:table-cell office:value-type="currency" office:value="23.56" table:style-name="ce80">
            <text:p>€ 23,56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50]*[.F50])*[.G50]" table:style-name="ce85">
            <text:p>€ 0,00</text:p>
          </table:table-cell>
          <table:table-cell office:value-type="currency" office:value="0" table:formula="of:=+([.D50]+[.E50]*[.F50])*[.G5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table:style-name="ce67"/>
          <table:table-cell table:style-name="ce91"/>
          <table:table-cell table:style-name="ce96"/>
          <table:table-cell table:number-columns-repeated="3" table:style-name="ce93"/>
          <table:table-cell office:value-type="string" table:style-name="ce67">
            <text:p>Q.tà SLA N/A</text:p>
          </table:table-cell>
          <table:table-cell table:number-columns-repeated="2" table:style-name="ce84"/>
          <table:table-cell table:number-columns-repeated="2" table:style-name="ce93"/>
          <table:table-cell table:number-columns-repeated="16373" table:style-name="ce1"/>
        </table:table-row>
        <table:table-row table:style-name="ro7">
          <table:table-cell table:style-name="ce69"/>
          <table:table-cell office:value-type="string" table:style-name="ce70">
            <text:p>Estensione per istanza PaaS con SW in abbonamento o commerciali</text:p>
          </table:table-cell>
          <table:table-cell table:style-name="ce81"/>
          <table:table-cell table:number-columns-repeated="3" table:style-name="ce93"/>
          <table:table-cell office:value-type="float" office:value="1" table:style-name="ce74">
            <text:p>1</text:p>
          </table:table-cell>
          <table:table-cell table:number-columns-repeated="2" table:style-name="ce84"/>
          <table:table-cell table:number-columns-repeated="2" table:style-name="ce93"/>
          <table:table-cell table:number-columns-repeated="16373" table:style-name="ce1"/>
        </table:table-row>
        <table:table-row table:style-name="ro16">
          <table:table-cell office:value-type="string" table:style-name="ce70">
            <text:p>PaaSAddOn-JEAP</text:p>
          </table:table-cell>
          <table:table-cell office:value-type="string" table:style-name="ce95">
            <text:p>Jboss EAP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156.02000000000001" table:style-name="ce80">
            <text:p>€ 156,02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53]*[.F53])*[.G53]" table:style-name="ce85">
            <text:p>€ 0,00</text:p>
          </table:table-cell>
          <table:table-cell office:value-type="currency" office:value="0" table:formula="of:=+([.D53]+[.E53]*[.F53])*[.G53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Owebl</text:p>
          </table:table-cell>
          <table:table-cell office:value-type="string" table:style-name="ce95">
            <text:p>Oracle Weblogic,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123.61" table:style-name="ce80">
            <text:p>€ 123,61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54]*[.F54])*[.G54]" table:style-name="ce85">
            <text:p>€ 0,00</text:p>
          </table:table-cell>
          <table:table-cell office:value-type="currency" office:value="0" table:formula="of:=+([.D54]+[.E54]*[.F54])*[.G54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DB2</text:p>
          </table:table-cell>
          <table:table-cell office:value-type="string" table:style-name="ce95">
            <text:p>IBM DB2 AESE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652.72" table:style-name="ce80">
            <text:p>€ 652,72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55]*[.F55])*[.G55]" table:style-name="ce85">
            <text:p>€ 0,00</text:p>
          </table:table-cell>
          <table:table-cell office:value-type="currency" office:value="0" table:formula="of:=+([.D55]+[.E55]*[.F55])*[.G55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MSQLSEE</text:p>
          </table:table-cell>
          <table:table-cell office:value-type="string" table:style-name="ce95">
            <text:p>Microsoft SQL Server Enterprise Editon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260.83999999999997" table:style-name="ce80">
            <text:p>€ 260,84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56]*[.F56])*[.G56]" table:style-name="ce85">
            <text:p>€ 0,00</text:p>
          </table:table-cell>
          <table:table-cell office:value-type="currency" office:value="0" table:formula="of:=+([.D56]+[.E56]*[.F56])*[.G56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MSQLSSE</text:p>
          </table:table-cell>
          <table:table-cell office:value-type="string" table:style-name="ce95">
            <text:p>Microsoft SQL Server Standard Edition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136.04" table:style-name="ce80">
            <text:p>€ 136,04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57]*[.F57])*[.G57]" table:style-name="ce85">
            <text:p>€ 0,00</text:p>
          </table:table-cell>
          <table:table-cell office:value-type="currency" office:value="0" table:formula="of:=+([.D57]+[.E57]*[.F57])*[.G5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MSQLSWE</text:p>
          </table:table-cell>
          <table:table-cell office:value-type="string" table:style-name="ce95">
            <text:p>Microsoft SQL Server Web Edition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8.5" table:style-name="ce80">
            <text:p>€ 8,50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58]*[.F58])*[.G58]" table:style-name="ce85">
            <text:p>€ 0,00</text:p>
          </table:table-cell>
          <table:table-cell office:value-type="currency" office:value="0" table:formula="of:=+([.D58]+[.E58]*[.F58])*[.G58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MySQLEE</text:p>
          </table:table-cell>
          <table:table-cell office:value-type="string" table:style-name="ce95">
            <text:p>MySQL Enterprise Edition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268.33999999999997" table:style-name="ce80">
            <text:p>€ 268,34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59]*[.F59])*[.G59]" table:style-name="ce85">
            <text:p>€ 0,00</text:p>
          </table:table-cell>
          <table:table-cell office:value-type="currency" office:value="0" table:formula="of:=+([.D59]+[.E59]*[.F59])*[.G59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MySQLSE</text:p>
          </table:table-cell>
          <table:table-cell office:value-type="string" table:style-name="ce95">
            <text:p>MySQL Standard Edition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109.48" table:style-name="ce80">
            <text:p>€ 109,48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60]*[.F60])*[.G60]" table:style-name="ce85">
            <text:p>€ 0,00</text:p>
          </table:table-cell>
          <table:table-cell office:value-type="currency" office:value="0" table:formula="of:=+([.D60]+[.E60]*[.F60])*[.G6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ODBEE</text:p>
          </table:table-cell>
          <table:table-cell office:value-type="string" table:style-name="ce95">
            <text:p>Oracle Database Enterprise Editon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575.08000000000004" table:style-name="ce80">
            <text:p>€ 575,08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61]*[.F61])*[.G61]" table:style-name="ce85">
            <text:p>€ 0,00</text:p>
          </table:table-cell>
          <table:table-cell office:value-type="currency" office:value="0" table:formula="of:=+([.D61]+[.E61]*[.F61])*[.G61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ODBSE</text:p>
          </table:table-cell>
          <table:table-cell office:value-type="string" table:style-name="ce95">
            <text:p>Oracle Database Standard Editon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147.57" table:style-name="ce80">
            <text:p>€ 147,57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62]*[.F62])*[.G62]" table:style-name="ce85">
            <text:p>€ 0,00</text:p>
          </table:table-cell>
          <table:table-cell office:value-type="currency" office:value="0" table:formula="of:=+([.D62]+[.E62]*[.F62])*[.G62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PaaSAddOn-PGS-SUP</text:p>
          </table:table-cell>
          <table:table-cell office:value-type="string" table:style-name="ce95">
            <text:p>PostGRESql con Supporto commerciale</text:p>
          </table:table-cell>
          <table:table-cell office:value-type="string" table:style-name="ce78">
            <text:p>vCPU</text:p>
          </table:table-cell>
          <table:table-cell table:style-name="ce97"/>
          <table:table-cell office:value-type="currency" office:value="59.83" table:style-name="ce80">
            <text:p>€ 59,83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63]*[.F63])*[.G63]" table:style-name="ce85">
            <text:p>€ 0,00</text:p>
          </table:table-cell>
          <table:table-cell office:value-type="currency" office:value="0" table:formula="of:=+([.D63]+[.E63]*[.F63])*[.G63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table:style-name="ce67"/>
          <table:table-cell table:style-name="ce91"/>
          <table:table-cell table:style-name="ce96"/>
          <table:table-cell table:style-name="ce98"/>
          <table:table-cell table:number-columns-repeated="3" table:style-name="ce93"/>
          <table:table-cell office:value-type="string" table:style-name="ce68">
            <text:p>Q.tà</text:p>
            <text:p>SLA PLUS</text:p>
          </table:table-cell>
          <table:table-cell table:style-name="ce84"/>
          <table:table-cell table:number-columns-repeated="2" table:style-name="ce93"/>
          <table:table-cell table:number-columns-repeated="16373" table:style-name="ce1"/>
        </table:table-row>
        <table:table-row table:style-name="ro7">
          <table:table-cell table:style-name="ce69"/>
          <table:table-cell office:value-type="string" table:style-name="ce89">
            <text:p>Servizio NGFWaaS</text:p>
          </table:table-cell>
          <table:table-cell table:style-name="ce78"/>
          <table:table-cell table:style-name="ce86"/>
          <table:table-cell table:number-columns-repeated="3" table:style-name="ce93"/>
          <table:table-cell office:value-type="float" office:value="1" table:style-name="ce75">
            <text:p>1</text:p>
          </table:table-cell>
          <table:table-cell table:number-columns-repeated="3" table:style-name="ce93"/>
          <table:table-cell table:number-columns-repeated="16373" table:style-name="ce1"/>
        </table:table-row>
        <table:table-row table:style-name="ro17">
          <table:table-cell office:value-type="string" table:style-name="ce70">
            <text:p>NGFWaaS</text:p>
          </table:table-cell>
          <table:table-cell office:value-type="string" table:style-name="ce77">
            <text:p>NGFWaaS, servizio bilanciamento e NGFW avanzati</text:p>
          </table:table-cell>
          <table:table-cell office:value-type="string" table:style-name="ce78">
            <text:p>vCPU protetta</text:p>
          </table:table-cell>
          <table:table-cell table:style-name="ce86"/>
          <table:table-cell office:value-type="currency" office:value="270.11" table:style-name="ce80">
            <text:p>€ 270,11</text:p>
          </table:table-cell>
          <table:table-cell office:value-type="float" office:value="12" table:formula="of:=+[.$D$4]" table:style-name="ce81">
            <text:p>12</text:p>
          </table:table-cell>
          <table:table-cell table:style-name="ce93"/>
          <table:table-cell table:style-name="ce82"/>
          <table:table-cell table:style-name="ce84"/>
          <table:table-cell office:value-type="currency" office:value="0" table:formula="of:=+([.E66]*[.F66])*[.H66]" table:style-name="ce85">
            <text:p>€ 0,00</text:p>
          </table:table-cell>
          <table:table-cell office:value-type="currency" office:value="0" table:formula="of:=+([.D66]+[.E66]*[.F66])*[.H66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NGFWaaS+IPS</text:p>
          </table:table-cell>
          <table:table-cell office:value-type="string" table:style-name="ce77">
            <text:p>NGFWaaS, opzione aggiuntiva IPS</text:p>
          </table:table-cell>
          <table:table-cell office:value-type="string" table:style-name="ce78">
            <text:p>vCPU protetta</text:p>
          </table:table-cell>
          <table:table-cell table:style-name="ce86"/>
          <table:table-cell office:value-type="currency" office:value="90.04" table:style-name="ce80">
            <text:p>€ 90,04</text:p>
          </table:table-cell>
          <table:table-cell office:value-type="float" office:value="12" table:formula="of:=+[.$D$4]" table:style-name="ce81">
            <text:p>12</text:p>
          </table:table-cell>
          <table:table-cell table:style-name="ce93"/>
          <table:table-cell table:style-name="ce82"/>
          <table:table-cell table:style-name="ce84"/>
          <table:table-cell office:value-type="currency" office:value="0" table:formula="of:=+([.E67]*[.F67])*[.H67]" table:style-name="ce85">
            <text:p>€ 0,00</text:p>
          </table:table-cell>
          <table:table-cell office:value-type="currency" office:value="0" table:formula="of:=+([.D67]+[.E67]*[.F67])*[.H67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NGFWaaS+WF</text:p>
          </table:table-cell>
          <table:table-cell office:value-type="string" table:style-name="ce77">
            <text:p>NGFWaaS, opzione aggiuntiva Web Filtering</text:p>
          </table:table-cell>
          <table:table-cell office:value-type="string" table:style-name="ce78">
            <text:p>vCPU protetta</text:p>
          </table:table-cell>
          <table:table-cell table:style-name="ce86"/>
          <table:table-cell office:value-type="currency" office:value="90.04" table:style-name="ce80">
            <text:p>€ 90,04</text:p>
          </table:table-cell>
          <table:table-cell office:value-type="float" office:value="12" table:formula="of:=+[.$D$4]" table:style-name="ce81">
            <text:p>12</text:p>
          </table:table-cell>
          <table:table-cell table:style-name="ce93"/>
          <table:table-cell table:style-name="ce82"/>
          <table:table-cell table:style-name="ce84"/>
          <table:table-cell office:value-type="currency" office:value="0" table:formula="of:=+([.E68]*[.F68])*[.H68]" table:style-name="ce85">
            <text:p>€ 0,00</text:p>
          </table:table-cell>
          <table:table-cell office:value-type="currency" office:value="0" table:formula="of:=+([.D68]+[.E68]*[.F68])*[.H68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NGFWaaS+AV</text:p>
          </table:table-cell>
          <table:table-cell office:value-type="string" table:style-name="ce77">
            <text:p>NGFWaaS, opzione aggiuntiva anti-virus/anti-malware</text:p>
          </table:table-cell>
          <table:table-cell office:value-type="string" table:style-name="ce78">
            <text:p>vCPU protetta</text:p>
          </table:table-cell>
          <table:table-cell table:style-name="ce86"/>
          <table:table-cell office:value-type="currency" office:value="90.04" table:style-name="ce80">
            <text:p>€ 90,04</text:p>
          </table:table-cell>
          <table:table-cell office:value-type="float" office:value="12" table:formula="of:=+[.$D$4]" table:style-name="ce81">
            <text:p>12</text:p>
          </table:table-cell>
          <table:table-cell table:style-name="ce93"/>
          <table:table-cell table:style-name="ce82"/>
          <table:table-cell table:style-name="ce84"/>
          <table:table-cell office:value-type="currency" office:value="0" table:formula="of:=+([.E69]*[.F69])*[.H69]" table:style-name="ce85">
            <text:p>€ 0,00</text:p>
          </table:table-cell>
          <table:table-cell office:value-type="currency" office:value="0" table:formula="of:=+([.D69]+[.E69]*[.F69])*[.H69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0">
            <text:p>NGFWaaS+WAF</text:p>
          </table:table-cell>
          <table:table-cell office:value-type="string" table:style-name="ce77">
            <text:p>NGFWaaS, opzione aggiuntiva Web Application Firewall</text:p>
          </table:table-cell>
          <table:table-cell office:value-type="string" table:style-name="ce78">
            <text:p>vCPU protetta</text:p>
          </table:table-cell>
          <table:table-cell table:style-name="ce86"/>
          <table:table-cell office:value-type="currency" office:value="90.04" table:style-name="ce80">
            <text:p>€ 90,04</text:p>
          </table:table-cell>
          <table:table-cell office:value-type="float" office:value="12" table:formula="of:=+[.$D$4]" table:style-name="ce81">
            <text:p>12</text:p>
          </table:table-cell>
          <table:table-cell table:style-name="ce93"/>
          <table:table-cell table:style-name="ce82"/>
          <table:table-cell table:style-name="ce84"/>
          <table:table-cell office:value-type="currency" office:value="0" table:formula="of:=+([.E70]*[.F70])*[.H70]" table:style-name="ce85">
            <text:p>€ 0,00</text:p>
          </table:table-cell>
          <table:table-cell office:value-type="currency" office:value="0" table:formula="of:=+([.D70]+[.E70]*[.F70])*[.H70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86"/>
          <table:table-cell table:number-columns-repeated="2" table:style-name="ce93"/>
          <table:table-cell office:value-type="string" table:style-name="ce68">
            <text:p>Q.tà</text:p>
            <text:p>SLA BASE</text:p>
          </table:table-cell>
          <table:table-cell office:value-type="string" table:style-name="ce68">
            <text:p>Q.tà</text:p>
            <text:p>SLA PLUS</text:p>
          </table:table-cell>
          <table:table-cell table:style-name="ce84"/>
          <table:table-cell table:number-columns-repeated="2" table:style-name="ce93"/>
          <table:table-cell table:number-columns-repeated="16373" table:style-name="ce1"/>
        </table:table-row>
        <table:table-row table:style-name="ro15">
          <table:table-cell table:style-name="ce102"/>
          <table:table-cell office:value-type="string" table:style-name="ce103">
            <text:p>SERVIZI di GESTIONE ISTANZE</text:p>
            <text:p>(Fully Managed)</text:p>
          </table:table-cell>
          <table:table-cell table:style-name="ce104"/>
          <table:table-cell table:style-name="ce105"/>
          <table:table-cell table:number-columns-repeated="2" table:style-name="ce93"/>
          <table:table-cell office:value-type="float" office:value="0.9" table:style-name="ce74">
            <text:p>0,9</text:p>
          </table:table-cell>
          <table:table-cell office:value-type="float" office:value="1.23" table:style-name="ce75">
            <text:p>1,23</text:p>
          </table:table-cell>
          <table:table-cell table:style-name="ce84"/>
          <table:table-cell table:number-columns-repeated="2" table:style-name="ce93"/>
          <table:table-cell table:number-columns-repeated="16373" table:style-name="ce1"/>
        </table:table-row>
        <table:table-row table:style-name="ro7">
          <table:table-cell office:value-type="string" table:style-name="ce106">
            <text:p>FM-T1</text:p>
          </table:table-cell>
          <table:table-cell office:value-type="string" table:style-name="ce77">
            <text:p>Tipo 1, gestione PaaS semplice (istanza fisica/logica fully-managed)</text:p>
          </table:table-cell>
          <table:table-cell office:value-type="string" table:style-name="ce107">
            <text:p>unitario/canone</text:p>
          </table:table-cell>
          <table:table-cell table:style-name="ce105"/>
          <table:table-cell office:value-type="currency" office:value="20.52" table:style-name="ce80">
            <text:p>€ 20,52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73]*[.F73])*[.G73]*[.$G$72]+([.E73]*[.F73])*[.H73]*[.$H$72]" table:style-name="ce85">
            <text:p>€ 0,00</text:p>
          </table:table-cell>
          <table:table-cell office:value-type="currency" office:value="0" table:formula="of:=+([.D73]+[.E73]*[.F73])*[.G73]*[.$G$72]+([.D73]+[.E73]*[.F73])*[.H73]*[.$H$72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106">
            <text:p>FM-T2</text:p>
          </table:table-cell>
          <table:table-cell office:value-type="string" table:style-name="ce77">
            <text:p>Tipo 2, gestione PaaS complesso (istanza fisica/logica fully-managed)</text:p>
          </table:table-cell>
          <table:table-cell office:value-type="string" table:style-name="ce107">
            <text:p>unitario/canone</text:p>
          </table:table-cell>
          <table:table-cell table:style-name="ce105"/>
          <table:table-cell office:value-type="currency" office:value="32.24" table:style-name="ce80">
            <text:p>€ 32,24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74]*[.F74])*[.G74]*[.$G$72]+([.E74]*[.F74])*[.H74]*[.$H$72]" table:style-name="ce85">
            <text:p>€ 0,00</text:p>
          </table:table-cell>
          <table:table-cell office:value-type="currency" office:value="0" table:formula="of:=+([.D74]+[.E74]*[.F74])*[.G74]*[.$G$72]+([.D74]+[.E74]*[.F74])*[.H74]*[.$H$72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108">
            <text:p>FM-T3</text:p>
          </table:table-cell>
          <table:table-cell office:value-type="string" table:style-name="ce109">
            <text:p>Tipo 3, gestione istanza-NET (istanza fisica/logica fully-managed)</text:p>
          </table:table-cell>
          <table:table-cell office:value-type="string" table:style-name="ce110">
            <text:p>unitario/canone</text:p>
          </table:table-cell>
          <table:table-cell table:style-name="ce105"/>
          <table:table-cell office:value-type="currency" office:value="127.74" table:style-name="ce80">
            <text:p>€ 127,74</text:p>
          </table:table-cell>
          <table:table-cell office:value-type="float" office:value="12" table:formula="of:=+[.$D$4]" table:style-name="ce81">
            <text:p>12</text:p>
          </table:table-cell>
          <table:table-cell table:number-columns-repeated="2" table:style-name="ce82"/>
          <table:table-cell table:style-name="ce84"/>
          <table:table-cell office:value-type="currency" office:value="0" table:formula="of:=+([.E75]*[.F75])*[.G75]*[.$G$72]+([.E75]*[.F75])*[.H75]*[.$H$72]" table:style-name="ce85">
            <text:p>€ 0,00</text:p>
          </table:table-cell>
          <table:table-cell office:value-type="currency" office:value="0" table:formula="of:=+([.D75]+[.E75]*[.F75])*[.G75]*[.$G$72]+([.D75]+[.E75]*[.F75])*[.H75]*[.$H$72]" table:style-name="ce85">
            <text:p>€ 0,00</text:p>
          </table:table-cell>
          <table:table-cell table:number-columns-repeated="16373" table:style-name="ce1"/>
        </table:table-row>
        <table:table-row table:style-name="ro7">
          <table:table-cell table:style-name="ce111"/>
          <table:table-cell table:style-name="ce112"/>
          <table:table-cell table:style-name="ce113"/>
          <table:table-cell table:style-name="ce72"/>
          <table:table-cell table:style-name="ce114"/>
          <table:table-cell table:number-columns-repeated="3" table:style-name="ce72"/>
          <table:table-cell table:style-name="ce115"/>
          <table:table-cell table:style-name="ce114"/>
          <table:table-cell table:style-name="ce116"/>
          <table:table-cell table:number-columns-repeated="16373" table:style-name="ce1"/>
        </table:table-row>
        <table:table-row table:style-name="ro15">
          <table:table-cell table:style-name="ce67"/>
          <table:table-cell table:style-name="ce117"/>
          <table:table-cell table:style-name="ce118"/>
          <table:table-cell table:style-name="ce119"/>
          <table:table-cell office:value-type="string" table:style-name="ce120">
            <text:p>TOT. canone mensile</text:p>
          </table:table-cell>
          <table:table-cell office:value-type="string" table:number-columns-spanned="3" table:number-rows-spanned="2" table:style-name="ce172">
            <text:p>TOTALE TAB 4</text:p>
          </table:table-cell>
          <table:covered-table-cell table:number-columns-repeated="2"/>
          <table:table-cell office:value-type="string" table:style-name="ce121">
            <text:p>TOT U.T.</text:p>
          </table:table-cell>
          <table:table-cell office:value-type="string" table:style-name="ce122">
            <text:p>TOT. canone</text:p>
          </table:table-cell>
          <table:table-cell office:value-type="string" table:style-name="ce123">
            <text:p>TOTALE</text:p>
          </table:table-cell>
          <table:table-cell table:number-columns-repeated="2" table:style-name="ce7"/>
          <table:table-cell table:number-columns-repeated="51" table:style-name="ce124"/>
          <table:table-cell table:number-columns-repeated="16320"/>
        </table:table-row>
        <table:table-row table:style-name="ro7">
          <table:table-cell table:number-columns-repeated="3" table:style-name="ce125"/>
          <table:table-cell table:style-name="ce126"/>
          <table:table-cell office:value-type="float" office:value="0" table:formula="of:=[.J78]/[.$D$4]" table:style-name="ce127">
            <text:p>€ 0,00</text:p>
          </table:table-cell>
          <table:covered-table-cell/>
          <table:covered-table-cell table:number-columns-repeated="2"/>
          <table:table-cell office:value-type="currency" office:value="0" table:formula="of:=SUM([.I11:.I75])" table:style-name="ce128">
            <text:p>€ 0,00</text:p>
          </table:table-cell>
          <table:table-cell office:value-type="currency" office:value="0" table:formula="of:=SUM([.J11:.J75])" table:style-name="ce129">
            <text:p>€ 0,00</text:p>
          </table:table-cell>
          <table:table-cell office:value-type="currency" office:value="0" table:formula="of:=SUM([.K11:.K75])" table:style-name="ce130">
            <text:p>€ 0,00</text:p>
          </table:table-cell>
          <table:table-cell table:number-columns-repeated="16373" table:style-name="ce1"/>
        </table:table-row>
        <table:table-row table:style-name="ro7">
          <table:table-cell table:number-columns-repeated="3" table:style-name="ce7"/>
          <table:table-cell table:number-columns-repeated="2" table:style-name="ce1"/>
          <table:table-cell table:number-columns-repeated="6" table:style-name="ce7"/>
          <table:table-cell table:number-columns-repeated="16373" table:style-name="ce1"/>
        </table:table-row>
        <table:table-row table:style-name="ro18">
          <table:table-cell office:value-type="string" table:number-columns-spanned="11" table:number-rows-spanned="1" table:style-name="ce170">
            <text:p>Tabella 3 – Servizi a consumo in acquisto da parte di Regione Toscana e Enti pubblici aderenti *</text:p>
          </table:table-cell>
          <table:covered-table-cell table:number-columns-repeated="10"/>
          <table:table-cell table:number-columns-repeated="16373" table:style-name="ce1"/>
        </table:table-row>
        <table:table-row table:style-name="ro19">
          <table:table-cell office:value-type="string" table:number-columns-spanned="11" table:number-rows-spanned="1" table:style-name="ce171">
            <text:p>Voci contrattuali OPZIONALI per adesione Regione Toscana ed ENTI</text:p>
          </table:table-cell>
          <table:covered-table-cell table:number-columns-repeated="10"/>
          <table:table-cell table:number-columns-repeated="16373" table:style-name="ce1"/>
        </table:table-row>
        <table:table-row table:style-name="ro7">
          <table:table-cell table:number-columns-repeated="3" table:style-name="ce64"/>
          <table:table-cell office:value-type="string" table:style-name="ce64">
            <text:p>A</text:p>
          </table:table-cell>
          <table:table-cell office:value-type="string" table:style-name="ce64">
            <text:p>B</text:p>
          </table:table-cell>
          <table:table-cell office:value-type="string" table:style-name="ce64">
            <text:p>C</text:p>
          </table:table-cell>
          <table:table-cell office:value-type="string" table:style-name="ce66">
            <text:p>D1</text:p>
          </table:table-cell>
          <table:table-cell office:value-type="string" table:style-name="ce66">
            <text:p>D2</text:p>
          </table:table-cell>
          <table:table-cell table:number-columns-repeated="2" table:style-name="ce64"/>
          <table:table-cell office:value-type="string" table:style-name="ce64">
            <text:p>E</text:p>
          </table:table-cell>
          <table:table-cell table:number-columns-repeated="53" table:style-name="ce7"/>
          <table:table-cell table:number-columns-repeated="16320"/>
        </table:table-row>
        <table:table-row table:style-name="ro7">
          <table:table-cell office:value-type="string" table:style-name="ce67">
            <text:p>Codice</text:p>
          </table:table-cell>
          <table:table-cell office:value-type="string" table:style-name="ce67">
            <text:p>descrizione</text:p>
          </table:table-cell>
          <table:table-cell office:value-type="string" table:style-name="ce67">
            <text:p>Commenti</text:p>
          </table:table-cell>
          <table:table-cell office:value-type="string" table:style-name="ce68">
            <text:p>U.T.</text:p>
          </table:table-cell>
          <table:table-cell office:value-type="string" table:style-name="ce67">
            <text:p>canone mensile</text:p>
          </table:table-cell>
          <table:table-cell office:value-type="string" table:style-name="ce68">
            <text:p>nr.mesi</text:p>
          </table:table-cell>
          <table:table-cell table:style-name="ce68"/>
          <table:table-cell office:value-type="string" table:style-name="ce68">
            <text:p>Q.tà</text:p>
            <text:p>SLA PLUS</text:p>
          </table:table-cell>
          <table:table-cell table:number-columns-repeated="2" table:style-name="ce68"/>
          <table:table-cell office:value-type="string" table:style-name="ce131">
            <text:p>TOTALE=(A+B*C)*D</text:p>
          </table:table-cell>
          <table:table-cell table:number-columns-repeated="53" table:style-name="ce124"/>
          <table:table-cell table:number-columns-repeated="16320"/>
        </table:table-row>
        <table:table-row table:style-name="ro7">
          <table:table-cell table:style-name="ce69"/>
          <table:table-cell office:value-type="string" table:style-name="ce132">
            <text:p>Mailbox-As-A-Service</text:p>
          </table:table-cell>
          <table:table-cell table:style-name="ce70"/>
          <table:table-cell table:number-columns-repeated="4" table:style-name="ce67"/>
          <table:table-cell office:value-type="float" office:value="1" table:style-name="ce75">
            <text:p>1</text:p>
          </table:table-cell>
          <table:table-cell table:style-name="ce84"/>
          <table:table-cell table:number-columns-repeated="2" table:style-name="ce67"/>
          <table:table-cell table:number-columns-repeated="2" table:style-name="ce7"/>
          <table:table-cell table:number-columns-repeated="51" table:style-name="ce56"/>
          <table:table-cell table:number-columns-repeated="16320"/>
        </table:table-row>
        <table:table-row table:style-name="ro7">
          <table:table-cell office:value-type="string" table:style-name="ce70">
            <text:p>MBOXaaS</text:p>
          </table:table-cell>
          <table:table-cell office:value-type="string" table:style-name="ce133">
            <text:p>Mailbox-As-A-Service, casella mail evoluta</text:p>
          </table:table-cell>
          <table:table-cell office:value-type="string" table:style-name="ce134">
            <text:p>unitario/canone onnicomprensivo</text:p>
          </table:table-cell>
          <table:table-cell table:style-name="ce84"/>
          <table:table-cell office:value-type="currency" office:value="0.35" table:style-name="ce80">
            <text:p>€ 0,35</text:p>
          </table:table-cell>
          <table:table-cell office:value-type="float" office:value="12" table:formula="of:=+[.$D$4]" table:style-name="ce81">
            <text:p>12</text:p>
          </table:table-cell>
          <table:table-cell table:style-name="ce87"/>
          <table:table-cell table:style-name="ce82"/>
          <table:table-cell table:style-name="ce84"/>
          <table:table-cell office:value-type="currency" office:value="0" table:formula="of:=+([.E85]*[.F85])*[.H85]" table:style-name="ce85">
            <text:p>€ 0,00</text:p>
          </table:table-cell>
          <table:table-cell office:value-type="currency" office:value="0" table:formula="of:=+([.D85]+[.E85]*[.F85])*[.H85]" table:style-name="ce85">
            <text:p>€ 0,00</text:p>
          </table:table-cell>
          <table:table-cell table:number-columns-repeated="2" table:style-name="ce7"/>
          <table:table-cell table:number-columns-repeated="51" table:style-name="ce56"/>
          <table:table-cell table:number-columns-repeated="16320"/>
        </table:table-row>
        <table:table-row table:style-name="ro7">
          <table:table-cell table:style-name="ce67"/>
          <table:table-cell table:style-name="ce135"/>
          <table:table-cell table:style-name="ce136"/>
          <table:table-cell table:number-columns-repeated="2" table:style-name="ce84"/>
          <table:table-cell table:style-name="ce72"/>
          <table:table-cell office:value-type="string" table:style-name="ce68">
            <text:p>Q.tà</text:p>
            <text:p>SLA BASE</text:p>
          </table:table-cell>
          <table:table-cell table:style-name="ce90"/>
          <table:table-cell table:style-name="ce84"/>
          <table:table-cell table:style-name="ce90"/>
          <table:table-cell table:style-name="ce137"/>
          <table:table-cell table:number-columns-repeated="2" table:style-name="ce7"/>
          <table:table-cell table:number-columns-repeated="51" table:style-name="ce56"/>
          <table:table-cell table:number-columns-repeated="16320"/>
        </table:table-row>
        <table:table-row table:style-name="ro7">
          <table:table-cell table:style-name="ce69"/>
          <table:table-cell office:value-type="string" table:style-name="ce132">
            <text:p>collaborative editing</text:p>
          </table:table-cell>
          <table:table-cell table:style-name="ce138"/>
          <table:table-cell table:number-columns-repeated="2" table:style-name="ce84"/>
          <table:table-cell table:style-name="ce72"/>
          <table:table-cell office:value-type="float" office:value="1" table:style-name="ce74">
            <text:p>1</text:p>
          </table:table-cell>
          <table:table-cell table:style-name="ce90"/>
          <table:table-cell table:style-name="ce84"/>
          <table:table-cell table:style-name="ce90"/>
          <table:table-cell table:style-name="ce137"/>
          <table:table-cell table:number-columns-repeated="2" table:style-name="ce7"/>
          <table:table-cell table:number-columns-repeated="51" table:style-name="ce56"/>
          <table:table-cell table:number-columns-repeated="16320"/>
        </table:table-row>
        <table:table-row table:style-name="ro17">
          <table:table-cell office:value-type="string" table:style-name="ce70">
            <text:p>COEDaaS-10</text:p>
          </table:table-cell>
          <table:table-cell office:value-type="string" table:style-name="ce139">
            <text:p>Spazio di lavoro collaborative editing 10 utenti registrati</text:p>
          </table:table-cell>
          <table:table-cell office:value-type="string" table:style-name="ce134">
            <text:p>unitario/canone onnicomprensivo</text:p>
          </table:table-cell>
          <table:table-cell table:style-name="ce84"/>
          <table:table-cell office:value-type="currency" office:value="14.45" table:style-name="ce80">
            <text:p>€ 14,45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88]*[.F88])*[.G88]" table:style-name="ce85">
            <text:p>€ 0,00</text:p>
          </table:table-cell>
          <table:table-cell office:value-type="currency" office:value="0" table:formula="of:=+([.D88]+[.E88]*[.F88])*[.G88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COEDaaS-100</text:p>
          </table:table-cell>
          <table:table-cell office:value-type="string" table:style-name="ce139">
            <text:p>Spazio di lavoro collaborative editing 100 utenti registrati</text:p>
          </table:table-cell>
          <table:table-cell office:value-type="string" table:style-name="ce134">
            <text:p>unitario/canone onnicomprensivo</text:p>
          </table:table-cell>
          <table:table-cell table:style-name="ce84"/>
          <table:table-cell office:value-type="currency" office:value="68.599999999999994" table:style-name="ce80">
            <text:p>€ 68,60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84"/>
          <table:table-cell office:value-type="currency" office:value="0" table:formula="of:=+([.E89]*[.F89])*[.G89]" table:style-name="ce85">
            <text:p>€ 0,00</text:p>
          </table:table-cell>
          <table:table-cell office:value-type="currency" office:value="0" table:formula="of:=+([.D89]+[.E89]*[.F89])*[.G89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6">
          <table:table-cell office:value-type="string" table:style-name="ce70">
            <text:p>COEDaaS-ANONIMI</text:p>
          </table:table-cell>
          <table:table-cell office:value-type="string" table:style-name="ce139">
            <text:p>Spazio di lavoro collaborative editing illimitati utenti anonimi</text:p>
          </table:table-cell>
          <table:table-cell office:value-type="string" table:style-name="ce134">
            <text:p>unitario/canone onnicomprensivo</text:p>
          </table:table-cell>
          <table:table-cell table:style-name="ce84"/>
          <table:table-cell office:value-type="currency" office:value="358.66" table:style-name="ce80">
            <text:p>€ 358,66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90"/>
          <table:table-cell office:value-type="currency" office:value="0" table:formula="of:=+([.E90]*[.F90])*[.G90]" table:style-name="ce85">
            <text:p>€ 0,00</text:p>
          </table:table-cell>
          <table:table-cell office:value-type="currency" office:value="0" table:formula="of:=+([.D90]+[.E90]*[.F90])*[.G90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67"/>
          <table:table-cell table:style-name="ce140"/>
          <table:table-cell table:style-name="ce136"/>
          <table:table-cell table:number-columns-repeated="2" table:style-name="ce84"/>
          <table:table-cell table:style-name="ce72"/>
          <table:table-cell table:style-name="ce141"/>
          <table:table-cell office:value-type="string" table:style-name="ce68">
            <text:p>Q.tà</text:p>
            <text:p>SLA PLUS</text:p>
          </table:table-cell>
          <table:table-cell table:number-columns-repeated="2" table:style-name="ce90"/>
          <table:table-cell table:style-name="ce137"/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69"/>
          <table:table-cell office:value-type="string" table:style-name="ce132">
            <text:p>SMS_Server-as-a-Service</text:p>
          </table:table-cell>
          <table:table-cell table:style-name="ce138"/>
          <table:table-cell table:number-columns-repeated="2" table:style-name="ce84"/>
          <table:table-cell table:style-name="ce72"/>
          <table:table-cell table:style-name="ce141"/>
          <table:table-cell office:value-type="float" office:value="1" table:style-name="ce75">
            <text:p>1</text:p>
          </table:table-cell>
          <table:table-cell table:number-columns-repeated="2" table:style-name="ce90"/>
          <table:table-cell table:style-name="ce137"/>
          <table:table-cell table:number-columns-repeated="2" table:style-name="ce7"/>
          <table:table-cell table:number-columns-repeated="16371" table:style-name="ce1"/>
        </table:table-row>
        <table:table-row table:style-name="ro16">
          <table:table-cell office:value-type="string" table:style-name="ce70">
            <text:p>SMS-1</text:p>
          </table:table-cell>
          <table:table-cell office:value-type="string" table:style-name="ce139">
            <text:p>SMS-S-as-a-Service, compresi <text:s/>1.000 sms</text:p>
          </table:table-cell>
          <table:table-cell office:value-type="string" table:style-name="ce138">
            <text:p>Prezzo onnicomprensivo</text:p>
          </table:table-cell>
          <table:table-cell office:value-type="currency" office:value="91.7" table:style-name="ce80">
            <text:p>€ 91,70</text:p>
          </table:table-cell>
          <table:table-cell table:style-name="ce84"/>
          <table:table-cell table:style-name="ce87"/>
          <table:table-cell table:style-name="ce141"/>
          <table:table-cell table:style-name="ce82"/>
          <table:table-cell office:value-type="currency" office:value="0" table:formula="of:=+([.D93])*[.H93]" table:style-name="ce85">
            <text:p>€ 0,00</text:p>
          </table:table-cell>
          <table:table-cell table:style-name="ce90"/>
          <table:table-cell office:value-type="currency" office:value="0" table:formula="of:=+([.D93]+[.E93]*[.F93])*[.H93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SMS-2</text:p>
          </table:table-cell>
          <table:table-cell office:value-type="string" table:style-name="ce139">
            <text:p>SMS-S-as-a-Service, compresi 10.000 sms</text:p>
          </table:table-cell>
          <table:table-cell office:value-type="string" table:style-name="ce138">
            <text:p>Prezzo onnicomprensivo</text:p>
          </table:table-cell>
          <table:table-cell office:value-type="currency" office:value="917" table:style-name="ce80">
            <text:p>€ 917,00</text:p>
          </table:table-cell>
          <table:table-cell table:style-name="ce84"/>
          <table:table-cell table:style-name="ce87"/>
          <table:table-cell table:style-name="ce141"/>
          <table:table-cell table:style-name="ce82"/>
          <table:table-cell office:value-type="currency" office:value="0" table:formula="of:=+([.D94])*[.H94]" table:style-name="ce85">
            <text:p>€ 0,00</text:p>
          </table:table-cell>
          <table:table-cell table:style-name="ce90"/>
          <table:table-cell office:value-type="currency" office:value="0" table:formula="of:=+([.D94]+[.E94]*[.F94])*[.H94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SMS-3</text:p>
          </table:table-cell>
          <table:table-cell office:value-type="string" table:style-name="ce139">
            <text:p>SMS-S-as-a-Service, compresi 50.000 sms</text:p>
          </table:table-cell>
          <table:table-cell office:value-type="string" table:style-name="ce138">
            <text:p>Prezzo onnicomprensivo</text:p>
          </table:table-cell>
          <table:table-cell office:value-type="currency" office:value="4585.0200000000004" table:style-name="ce80">
            <text:p>€ 4.585,02</text:p>
          </table:table-cell>
          <table:table-cell table:style-name="ce84"/>
          <table:table-cell table:style-name="ce87"/>
          <table:table-cell table:style-name="ce141"/>
          <table:table-cell table:style-name="ce82"/>
          <table:table-cell office:value-type="currency" office:value="0" table:formula="of:=+([.D95])*[.H95]" table:style-name="ce85">
            <text:p>€ 0,00</text:p>
          </table:table-cell>
          <table:table-cell table:style-name="ce90"/>
          <table:table-cell office:value-type="currency" office:value="0" table:formula="of:=+([.D95]+[.E95]*[.F95])*[.H95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6">
          <table:table-cell office:value-type="string" table:style-name="ce70">
            <text:p>SMS-4</text:p>
          </table:table-cell>
          <table:table-cell office:value-type="string" table:style-name="ce139">
            <text:p>SMS-S-as-a-Service, compresi 100.000 sms</text:p>
          </table:table-cell>
          <table:table-cell office:value-type="string" table:style-name="ce138">
            <text:p>Prezzo onnicomprensivo</text:p>
          </table:table-cell>
          <table:table-cell office:value-type="currency" office:value="9170.0499999999993" table:style-name="ce80">
            <text:p>€ 9.170,05</text:p>
          </table:table-cell>
          <table:table-cell table:style-name="ce84"/>
          <table:table-cell table:style-name="ce87"/>
          <table:table-cell table:style-name="ce141"/>
          <table:table-cell table:style-name="ce82"/>
          <table:table-cell office:value-type="currency" office:value="0" table:formula="of:=+([.D96])*[.H96]" table:style-name="ce85">
            <text:p>€ 0,00</text:p>
          </table:table-cell>
          <table:table-cell table:style-name="ce90"/>
          <table:table-cell office:value-type="currency" office:value="0" table:formula="of:=+([.D96]+[.E96]*[.F96])*[.H96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67"/>
          <table:table-cell table:style-name="ce142"/>
          <table:table-cell table:style-name="ce118"/>
          <table:table-cell table:number-columns-repeated="2" table:style-name="ce84"/>
          <table:table-cell table:style-name="ce72"/>
          <table:table-cell table:style-name="ce141"/>
          <table:table-cell office:value-type="string" table:style-name="ce68">
            <text:p>Q.tà</text:p>
            <text:p>SLA PLUS</text:p>
          </table:table-cell>
          <table:table-cell table:number-columns-repeated="2" table:style-name="ce90"/>
          <table:table-cell table:style-name="ce137"/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69"/>
          <table:table-cell office:value-type="string" table:style-name="ce132">
            <text:p>DRaaS</text:p>
          </table:table-cell>
          <table:table-cell table:style-name="ce138"/>
          <table:table-cell table:number-columns-repeated="2" table:style-name="ce84"/>
          <table:table-cell table:style-name="ce72"/>
          <table:table-cell table:style-name="ce141"/>
          <table:table-cell office:value-type="float" office:value="1" table:style-name="ce75">
            <text:p>1</text:p>
          </table:table-cell>
          <table:table-cell table:number-columns-repeated="2" table:style-name="ce90"/>
          <table:table-cell table:style-name="ce137"/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DraaS-VM-A</text:p>
          </table:table-cell>
          <table:table-cell office:value-type="string" table:style-name="ce95">
            <text:p>DRaaS-VM-inattiva A</text:p>
          </table:table-cell>
          <table:table-cell office:value-type="string" table:style-name="ce134">
            <text:p>prezzo unitario di setup e canone</text:p>
          </table:table-cell>
          <table:table-cell office:value-type="currency" office:value="936.71" table:style-name="ce80">
            <text:p>€ 936,71</text:p>
          </table:table-cell>
          <table:table-cell office:value-type="currency" office:value="11.68" table:style-name="ce80">
            <text:p>€ 11,68</text:p>
          </table:table-cell>
          <table:table-cell office:value-type="float" office:value="12" table:formula="of:=+[.$D$4]" table:style-name="ce81">
            <text:p>12</text:p>
          </table:table-cell>
          <table:table-cell table:style-name="ce141"/>
          <table:table-cell table:style-name="ce82"/>
          <table:table-cell office:value-type="currency" office:value="0" table:formula="of:=+([.D99])*[.H99]" table:style-name="ce85">
            <text:p>€ 0,00</text:p>
          </table:table-cell>
          <table:table-cell office:value-type="currency" office:value="0" table:formula="of:=+([.E99]*[.F99])*[.H99]" table:style-name="ce85">
            <text:p>€ 0,00</text:p>
          </table:table-cell>
          <table:table-cell office:value-type="currency" office:value="0" table:formula="of:=+([.D99]+[.E99]*[.F99])*[.H99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DraaS-VM-B</text:p>
          </table:table-cell>
          <table:table-cell office:value-type="string" table:style-name="ce95">
            <text:p>DRaaS-VM-inattiva B</text:p>
          </table:table-cell>
          <table:table-cell office:value-type="string" table:style-name="ce134">
            <text:p>prezzo unitario di setup e canone</text:p>
          </table:table-cell>
          <table:table-cell office:value-type="currency" office:value="952.43" table:style-name="ce80">
            <text:p>€ 952,43</text:p>
          </table:table-cell>
          <table:table-cell office:value-type="currency" office:value="14.16" table:style-name="ce80">
            <text:p>€ 14,16</text:p>
          </table:table-cell>
          <table:table-cell office:value-type="float" office:value="12" table:formula="of:=+[.$D$4]" table:style-name="ce81">
            <text:p>12</text:p>
          </table:table-cell>
          <table:table-cell table:style-name="ce141"/>
          <table:table-cell table:style-name="ce82"/>
          <table:table-cell office:value-type="currency" office:value="0" table:formula="of:=+([.D100])*[.H100]" table:style-name="ce85">
            <text:p>€ 0,00</text:p>
          </table:table-cell>
          <table:table-cell office:value-type="currency" office:value="0" table:formula="of:=+([.E100]*[.F100])*[.H100]" table:style-name="ce85">
            <text:p>€ 0,00</text:p>
          </table:table-cell>
          <table:table-cell office:value-type="currency" office:value="0" table:formula="of:=+([.D100]+[.E100]*[.F100])*[.H100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Draas-vCPU-A</text:p>
          </table:table-cell>
          <table:table-cell office:value-type="string" table:style-name="ce95">
            <text:p>DraaS-vCPU-inattiva aggiuntiva A</text:p>
          </table:table-cell>
          <table:table-cell office:value-type="string" table:style-name="ce138">
            <text:p>unitario/canone onnicomprensivo</text:p>
          </table:table-cell>
          <table:table-cell table:style-name="ce84"/>
          <table:table-cell office:value-type="currency" office:value="2.41" table:style-name="ce80">
            <text:p>€ 2,41</text:p>
          </table:table-cell>
          <table:table-cell office:value-type="float" office:value="12" table:formula="of:=+[.$D$4]" table:style-name="ce81">
            <text:p>12</text:p>
          </table:table-cell>
          <table:table-cell table:style-name="ce141"/>
          <table:table-cell table:style-name="ce82"/>
          <table:table-cell table:style-name="ce90"/>
          <table:table-cell office:value-type="currency" office:value="0" table:formula="of:=+([.E101]*[.F101])*[.H101]" table:style-name="ce85">
            <text:p>€ 0,00</text:p>
          </table:table-cell>
          <table:table-cell office:value-type="currency" office:value="0" table:formula="of:=+([.D101]+[.E101]*[.F101])*[.H101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Draas-vCPU-B</text:p>
          </table:table-cell>
          <table:table-cell office:value-type="string" table:style-name="ce95">
            <text:p>DraaS-vCPU-inattiva aggiuntiva B</text:p>
          </table:table-cell>
          <table:table-cell office:value-type="string" table:style-name="ce138">
            <text:p>unitario/canone onnicomprensivo</text:p>
          </table:table-cell>
          <table:table-cell table:style-name="ce84"/>
          <table:table-cell office:value-type="currency" office:value="2.73" table:style-name="ce80">
            <text:p>€ 2,73</text:p>
          </table:table-cell>
          <table:table-cell office:value-type="float" office:value="12" table:formula="of:=+[.$D$4]" table:style-name="ce81">
            <text:p>12</text:p>
          </table:table-cell>
          <table:table-cell table:style-name="ce141"/>
          <table:table-cell table:style-name="ce82"/>
          <table:table-cell table:style-name="ce90"/>
          <table:table-cell office:value-type="currency" office:value="0" table:formula="of:=+([.E102]*[.F102])*[.H102]" table:style-name="ce85">
            <text:p>€ 0,00</text:p>
          </table:table-cell>
          <table:table-cell office:value-type="currency" office:value="0" table:formula="of:=+([.D102]+[.E102]*[.F102])*[.H102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Draas-vRAM-A</text:p>
          </table:table-cell>
          <table:table-cell office:value-type="string" table:style-name="ce95">
            <text:p>DraaS-vRAM-inattiva aggiuntiva A</text:p>
          </table:table-cell>
          <table:table-cell office:value-type="string" table:style-name="ce138">
            <text:p>unitario/canone onnicomprensivo</text:p>
          </table:table-cell>
          <table:table-cell table:style-name="ce84"/>
          <table:table-cell office:value-type="currency" office:value="0.8" table:style-name="ce80">
            <text:p>€ 0,80</text:p>
          </table:table-cell>
          <table:table-cell office:value-type="float" office:value="12" table:formula="of:=+[.$D$4]" table:style-name="ce81">
            <text:p>12</text:p>
          </table:table-cell>
          <table:table-cell table:style-name="ce141"/>
          <table:table-cell table:style-name="ce82"/>
          <table:table-cell table:style-name="ce90"/>
          <table:table-cell office:value-type="currency" office:value="0" table:formula="of:=+([.E103]*[.F103])*[.H103]" table:style-name="ce85">
            <text:p>€ 0,00</text:p>
          </table:table-cell>
          <table:table-cell office:value-type="currency" office:value="0" table:formula="of:=+([.D103]+[.E103]*[.F103])*[.H103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Draas-vRAM-B</text:p>
          </table:table-cell>
          <table:table-cell office:value-type="string" table:style-name="ce95">
            <text:p>DraaS-vRAM-inattiva aggiuntiva B</text:p>
          </table:table-cell>
          <table:table-cell office:value-type="string" table:style-name="ce138">
            <text:p>unitario/canone onnicomprensivo</text:p>
          </table:table-cell>
          <table:table-cell table:style-name="ce84"/>
          <table:table-cell office:value-type="currency" office:value="1.02" table:style-name="ce80">
            <text:p>€ 1,02</text:p>
          </table:table-cell>
          <table:table-cell office:value-type="float" office:value="12" table:formula="of:=+[.$D$4]" table:style-name="ce81">
            <text:p>12</text:p>
          </table:table-cell>
          <table:table-cell table:style-name="ce141"/>
          <table:table-cell table:style-name="ce82"/>
          <table:table-cell table:style-name="ce90"/>
          <table:table-cell office:value-type="currency" office:value="0" table:formula="of:=+([.E104]*[.F104])*[.H104]" table:style-name="ce85">
            <text:p>€ 0,00</text:p>
          </table:table-cell>
          <table:table-cell office:value-type="currency" office:value="0" table:formula="of:=+([.D104]+[.E104]*[.F104])*[.H104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20">
          <table:table-cell office:value-type="string" table:style-name="ce70">
            <text:p>DraaS-S-10-A</text:p>
          </table:table-cell>
          <table:table-cell office:value-type="string" table:style-name="ce95">
            <text:p>DraaS-Storage 10 GB A</text:p>
          </table:table-cell>
          <table:table-cell office:value-type="string" table:style-name="ce134">
            <text:p>unitario/canone onnicomprensivo</text:p>
          </table:table-cell>
          <table:table-cell table:style-name="ce84"/>
          <table:table-cell office:value-type="currency" office:value="0.33" table:style-name="ce80">
            <text:p>€ 0,33</text:p>
          </table:table-cell>
          <table:table-cell office:value-type="float" office:value="12" table:formula="of:=+[.$D$4]" table:style-name="ce81">
            <text:p>12</text:p>
          </table:table-cell>
          <table:table-cell table:style-name="ce141"/>
          <table:table-cell table:style-name="ce82"/>
          <table:table-cell table:style-name="ce90"/>
          <table:table-cell office:value-type="currency" office:value="0" table:formula="of:=+([.E105]*[.F105])*[.H105]" table:style-name="ce85">
            <text:p>€ 0,00</text:p>
          </table:table-cell>
          <table:table-cell office:value-type="currency" office:value="0" table:formula="of:=+([.D105]+[.E105]*[.F105])*[.H105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6">
          <table:table-cell office:value-type="string" table:style-name="ce70">
            <text:p>DraaS-S-10-B</text:p>
          </table:table-cell>
          <table:table-cell office:value-type="string" table:style-name="ce95">
            <text:p>DraaS-Storage 10 GB B</text:p>
          </table:table-cell>
          <table:table-cell office:value-type="string" table:style-name="ce134">
            <text:p>unitario/canone onnicomprensivo</text:p>
          </table:table-cell>
          <table:table-cell table:style-name="ce84"/>
          <table:table-cell office:value-type="currency" office:value="1.33" table:style-name="ce80">
            <text:p>€ 1,33</text:p>
          </table:table-cell>
          <table:table-cell office:value-type="float" office:value="12" table:formula="of:=+[.$D$4]" table:style-name="ce81">
            <text:p>12</text:p>
          </table:table-cell>
          <table:table-cell table:style-name="ce141"/>
          <table:table-cell table:style-name="ce82"/>
          <table:table-cell table:style-name="ce90"/>
          <table:table-cell office:value-type="currency" office:value="0" table:formula="of:=+([.E106]*[.F106])*[.H106]" table:style-name="ce85">
            <text:p>€ 0,00</text:p>
          </table:table-cell>
          <table:table-cell office:value-type="currency" office:value="0" table:formula="of:=+([.D106]+[.E106]*[.F106])*[.H106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67"/>
          <table:table-cell table:style-name="ce140"/>
          <table:table-cell table:style-name="ce136"/>
          <table:table-cell table:number-columns-repeated="2" table:style-name="ce84"/>
          <table:table-cell table:style-name="ce72"/>
          <table:table-cell office:value-type="string" table:style-name="ce68">
            <text:p>Q.tà</text:p>
            <text:p>SLA BASE</text:p>
          </table:table-cell>
          <table:table-cell table:number-columns-repeated="3" table:style-name="ce90"/>
          <table:table-cell table:style-name="ce137"/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69"/>
          <table:table-cell office:value-type="string" table:style-name="ce132">
            <text:p>SAS as-a-Service</text:p>
          </table:table-cell>
          <table:table-cell table:style-name="ce143"/>
          <table:table-cell table:number-columns-repeated="2" table:style-name="ce84"/>
          <table:table-cell table:style-name="ce144"/>
          <table:table-cell office:value-type="float" office:value="1" table:style-name="ce74">
            <text:p>1</text:p>
          </table:table-cell>
          <table:table-cell table:number-columns-repeated="3" table:style-name="ce90"/>
          <table:table-cell table:style-name="ce137"/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office:value-type="string" table:style-name="ce70">
            <text:p>SAS-VA</text:p>
          </table:table-cell>
          <table:table-cell office:value-type="string" table:style-name="ce95">
            <text:p>SAS Visual Analytics web (4 core, 64GBRAM, 100GB Storage)</text:p>
          </table:table-cell>
          <table:table-cell office:value-type="string" table:style-name="ce77">
            <text:p>canone onnicomprensivo</text:p>
          </table:table-cell>
          <table:table-cell table:style-name="ce84"/>
          <table:table-cell office:value-type="currency" office:value="1022.73" table:style-name="ce80">
            <text:p>€ 1.022,73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90"/>
          <table:table-cell office:value-type="currency" office:value="0" table:formula="of:=+([.E109]*[.F109])*[.G109]" table:style-name="ce85">
            <text:p>€ 0,00</text:p>
          </table:table-cell>
          <table:table-cell office:value-type="currency" office:value="0" table:formula="of:=+([.D109]+[.E109]*[.F109])*[.G109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6">
          <table:table-cell office:value-type="string" table:style-name="ce70">
            <text:p>SAS</text:p>
          </table:table-cell>
          <table:table-cell office:value-type="string" table:style-name="ce95">
            <text:p>SAS client per remote user</text:p>
          </table:table-cell>
          <table:table-cell office:value-type="string" table:style-name="ce77">
            <text:p>canone onnicomprensivo/user</text:p>
          </table:table-cell>
          <table:table-cell table:style-name="ce84"/>
          <table:table-cell office:value-type="currency" office:value="495.04" table:style-name="ce80">
            <text:p>€ 495,04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90"/>
          <table:table-cell office:value-type="currency" office:value="0" table:formula="of:=+([.E110]*[.F110])*[.G110]" table:style-name="ce85">
            <text:p>€ 0,00</text:p>
          </table:table-cell>
          <table:table-cell office:value-type="currency" office:value="0" table:formula="of:=+([.D110]+[.E110]*[.F110])*[.G110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67"/>
          <table:table-cell table:style-name="ce145"/>
          <table:table-cell table:style-name="ce136"/>
          <table:table-cell table:number-columns-repeated="2" table:style-name="ce84"/>
          <table:table-cell table:style-name="ce72"/>
          <table:table-cell office:value-type="string" table:style-name="ce67">
            <text:p>Q.tà SLA N/A</text:p>
          </table:table-cell>
          <table:table-cell table:number-columns-repeated="3" table:style-name="ce90"/>
          <table:table-cell table:style-name="ce137"/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70"/>
          <table:table-cell office:value-type="string" table:style-name="ce146">
            <text:p>Co-location in rack Data Center TIX</text:p>
          </table:table-cell>
          <table:table-cell table:style-name="ce138"/>
          <table:table-cell table:number-columns-repeated="2" table:style-name="ce147"/>
          <table:table-cell table:style-name="ce140"/>
          <table:table-cell office:value-type="float" office:value="1" table:style-name="ce74">
            <text:p>1</text:p>
          </table:table-cell>
          <table:table-cell table:number-columns-repeated="3" table:style-name="ce90"/>
          <table:table-cell table:style-name="ce140"/>
          <table:table-cell table:number-columns-repeated="2" table:style-name="ce7"/>
          <table:table-cell table:number-columns-repeated="51" table:style-name="ce124"/>
          <table:table-cell table:number-columns-repeated="16320"/>
        </table:table-row>
        <table:table-row table:style-name="ro13">
          <table:table-cell office:value-type="string" table:style-name="ce70">
            <text:p>CO-LO-KW</text:p>
          </table:table-cell>
          <table:table-cell office:value-type="string" table:style-name="ce148">
            <text:p>Co-lo-kw<text:span text:style-name="T9">, potenza elettrica impegnata, comprensiva del condizionamento **</text:span></text:p>
          </table:table-cell>
          <table:table-cell office:value-type="string" table:style-name="ce138">
            <text:p>canone per kW</text:p>
          </table:table-cell>
          <table:table-cell table:style-name="ce149"/>
          <table:table-cell office:value-type="currency" office:value="213.8" table:style-name="ce80">
            <text:p>€ 213,80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90"/>
          <table:table-cell office:value-type="currency" office:value="0" table:formula="of:=+([.E113]*[.F113])*[.G113]*0.23" table:style-name="ce85">
            <text:p>€ 0,00</text:p>
          </table:table-cell>
          <table:table-cell office:value-type="currency" office:value="0" table:formula="of:=+([.D113]+[.E113]*[.F113])*[.G113]*0.23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office:value-type="string" table:style-name="ce70">
            <text:p>CO-LO-2U</text:p>
          </table:table-cell>
          <table:table-cell office:value-type="string" table:style-name="ce139">
            <text:p>Co-lo-2U, Servizi generali (IMAC, cablaggi, …)</text:p>
          </table:table-cell>
          <table:table-cell office:value-type="string" table:style-name="ce138">
            <text:p>canone per 1-2 “U” occupata</text:p>
          </table:table-cell>
          <table:table-cell table:style-name="ce149"/>
          <table:table-cell office:value-type="currency" office:value="35.799999999999997" table:style-name="ce80">
            <text:p>€ 35,80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90"/>
          <table:table-cell office:value-type="currency" office:value="0" table:formula="of:=+([.E114]*[.F114])*[.G114]" table:style-name="ce85">
            <text:p>€ 0,00</text:p>
          </table:table-cell>
          <table:table-cell office:value-type="currency" office:value="0" table:formula="of:=+([.D114]+[.E114]*[.F114])*[.G114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office:value-type="string" table:style-name="ce70">
            <text:p>CO-LO-20U</text:p>
          </table:table-cell>
          <table:table-cell office:value-type="string" table:style-name="ce139">
            <text:p>Co-lo-20U, Servizi generali (IMAC, cablaggi, …)</text:p>
          </table:table-cell>
          <table:table-cell office:value-type="string" table:style-name="ce138">
            <text:p>canone per ½ Rack</text:p>
          </table:table-cell>
          <table:table-cell table:style-name="ce149"/>
          <table:table-cell office:value-type="currency" office:value="358" table:style-name="ce80">
            <text:p>€ 358,00</text:p>
          </table:table-cell>
          <table:table-cell office:value-type="float" office:value="12" table:formula="of:=+[.$D$4]" table:style-name="ce81">
            <text:p>12</text:p>
          </table:table-cell>
          <table:table-cell table:style-name="ce82"/>
          <table:table-cell table:number-columns-repeated="2" table:style-name="ce90"/>
          <table:table-cell office:value-type="currency" office:value="0" table:formula="of:=+([.E115]*[.F115])*[.G115]" table:style-name="ce85">
            <text:p>€ 0,00</text:p>
          </table:table-cell>
          <table:table-cell office:value-type="currency" office:value="0" table:formula="of:=+([.D115]+[.E115]*[.F115])*[.G115]" table:style-name="ce85">
            <text:p>€ 0,00</text:p>
          </table:table-cell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67"/>
          <table:table-cell table:style-name="ce140"/>
          <table:table-cell table:style-name="ce118"/>
          <table:table-cell table:number-columns-repeated="2" table:style-name="ce149"/>
          <table:table-cell table:style-name="ce73"/>
          <table:table-cell office:value-type="string" table:style-name="ce67">
            <text:p>Q.tà SLA N/A</text:p>
          </table:table-cell>
          <table:table-cell table:number-columns-repeated="3" table:style-name="ce90"/>
          <table:table-cell table:style-name="ce73"/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table:style-name="ce69"/>
          <table:table-cell office:value-type="string" table:style-name="ce132">
            <text:p>Profili professionali</text:p>
          </table:table-cell>
          <table:table-cell table:style-name="ce138"/>
          <table:table-cell table:style-name="ce150"/>
          <table:table-cell table:style-name="ce151"/>
          <table:table-cell table:style-name="ce92"/>
          <table:table-cell office:value-type="float" office:value="1" table:style-name="ce74">
            <text:p>1</text:p>
          </table:table-cell>
          <table:table-cell table:number-columns-repeated="3" table:style-name="ce90"/>
          <table:table-cell table:style-name="ce137"/>
          <table:table-cell table:number-columns-repeated="2" table:style-name="ce7"/>
          <table:table-cell table:number-columns-repeated="16371" table:style-name="ce1"/>
        </table:table-row>
        <table:table-row table:style-name="ro7">
          <table:table-cell office:value-type="string" table:style-name="ce70">
            <text:p>GP-Prof-A</text:p>
          </table:table-cell>
          <table:table-cell office:value-type="string" table:style-name="ce139">
            <text:p>Categoria A: Coordinatore/Capo progetto</text:p>
          </table:table-cell>
          <table:table-cell office:value-type="string" table:style-name="ce138">
            <text:p>prezzo GG/PP</text:p>
          </table:table-cell>
          <table:table-cell office:value-type="currency" office:value="347.68" table:style-name="ce80">
            <text:p>€ 347,68</text:p>
          </table:table-cell>
          <table:table-cell table:style-name="ce149"/>
          <table:table-cell table:style-name="ce73"/>
          <table:table-cell table:style-name="ce82"/>
          <table:table-cell table:style-name="ce90"/>
          <table:table-cell office:value-type="currency" office:value="0" table:formula="of:=+([.D118])*[.G118]" table:style-name="ce85">
            <text:p>€ 0,00</text:p>
          </table:table-cell>
          <table:table-cell table:style-name="ce90"/>
          <table:table-cell office:value-type="currency" office:value="0" table:formula="of:=+([.D118]+[.E118]*[.F118])*[.G118]" table:style-name="ce85">
            <text:p>€ 0,00</text:p>
          </table:table-cell>
          <table:table-cell table:number-columns-repeated="2" table:style-name="ce7"/>
          <table:table-cell table:number-columns-repeated="51" table:style-name="ce56"/>
          <table:table-cell table:number-columns-repeated="16320"/>
        </table:table-row>
        <table:table-row table:style-name="ro7">
          <table:table-cell office:value-type="string" table:style-name="ce70">
            <text:p>GP-Prof-B</text:p>
          </table:table-cell>
          <table:table-cell office:value-type="string" table:style-name="ce139">
            <text:p>Categoria B: Esperto di tecnologia/specialista di tematica</text:p>
          </table:table-cell>
          <table:table-cell office:value-type="string" table:style-name="ce138">
            <text:p>prezzo GG/PP</text:p>
          </table:table-cell>
          <table:table-cell office:value-type="currency" office:value="312.91000000000003" table:style-name="ce80">
            <text:p>€ 312,91</text:p>
          </table:table-cell>
          <table:table-cell table:style-name="ce149"/>
          <table:table-cell table:style-name="ce73"/>
          <table:table-cell table:style-name="ce82"/>
          <table:table-cell table:style-name="ce90"/>
          <table:table-cell office:value-type="currency" office:value="0" table:formula="of:=+([.D119])*[.G119]" table:style-name="ce85">
            <text:p>€ 0,00</text:p>
          </table:table-cell>
          <table:table-cell table:style-name="ce90"/>
          <table:table-cell office:value-type="currency" office:value="0" table:formula="of:=+([.D119]+[.E119]*[.F119])*[.G119]" table:style-name="ce85">
            <text:p>€ 0,00</text:p>
          </table:table-cell>
          <table:table-cell table:number-columns-repeated="2" table:style-name="ce7"/>
          <table:table-cell table:number-columns-repeated="51" table:style-name="ce56"/>
          <table:table-cell table:number-columns-repeated="16320"/>
        </table:table-row>
        <table:table-row table:style-name="ro7">
          <table:table-cell office:value-type="string" table:style-name="ce70">
            <text:p>GP-Prof-C</text:p>
          </table:table-cell>
          <table:table-cell office:value-type="string" table:style-name="ce139">
            <text:p>Categoria C: SistemistiAmministratori/Analisti esperti</text:p>
          </table:table-cell>
          <table:table-cell office:value-type="string" table:style-name="ce138">
            <text:p>prezzo GG/PP</text:p>
          </table:table-cell>
          <table:table-cell office:value-type="currency" office:value="278.14999999999998" table:style-name="ce80">
            <text:p>€ 278,15</text:p>
          </table:table-cell>
          <table:table-cell table:style-name="ce149"/>
          <table:table-cell table:style-name="ce73"/>
          <table:table-cell table:style-name="ce82"/>
          <table:table-cell table:style-name="ce90"/>
          <table:table-cell office:value-type="currency" office:value="0" table:formula="of:=+([.D120])*[.G120]" table:style-name="ce85">
            <text:p>€ 0,00</text:p>
          </table:table-cell>
          <table:table-cell table:style-name="ce90"/>
          <table:table-cell office:value-type="currency" office:value="0" table:formula="of:=+([.D120]+[.E120]*[.F120])*[.G120]" table:style-name="ce85">
            <text:p>€ 0,00</text:p>
          </table:table-cell>
          <table:table-cell table:number-columns-repeated="2" table:style-name="ce7"/>
          <table:table-cell table:number-columns-repeated="51" table:style-name="ce56"/>
          <table:table-cell table:number-columns-repeated="16320"/>
        </table:table-row>
        <table:table-row table:style-name="ro7">
          <table:table-cell office:value-type="string" table:style-name="ce70">
            <text:p>GP-Prof-D</text:p>
          </table:table-cell>
          <table:table-cell office:value-type="string" table:style-name="ce139">
            <text:p>Categoria D: Sistemisti/programmatori ed altre figure</text:p>
          </table:table-cell>
          <table:table-cell office:value-type="string" table:style-name="ce138">
            <text:p>prezzo GG/PP</text:p>
          </table:table-cell>
          <table:table-cell office:value-type="currency" office:value="243.38" table:style-name="ce80">
            <text:p>€ 243,38</text:p>
          </table:table-cell>
          <table:table-cell table:style-name="ce149"/>
          <table:table-cell table:style-name="ce73"/>
          <table:table-cell table:style-name="ce82"/>
          <table:table-cell table:style-name="ce90"/>
          <table:table-cell office:value-type="currency" office:value="0" table:formula="of:=+([.D121])*[.G121]" table:style-name="ce85">
            <text:p>€ 0,00</text:p>
          </table:table-cell>
          <table:table-cell table:style-name="ce90"/>
          <table:table-cell office:value-type="currency" office:value="0" table:formula="of:=+([.D121]+[.E121]*[.F121])*[.G121]" table:style-name="ce85">
            <text:p>€ 0,00</text:p>
          </table:table-cell>
          <table:table-cell table:number-columns-repeated="2" table:style-name="ce7"/>
          <table:table-cell table:number-columns-repeated="51" table:style-name="ce56"/>
          <table:table-cell table:number-columns-repeated="16320"/>
        </table:table-row>
        <table:table-row table:style-name="ro7">
          <table:table-cell table:style-name="ce67"/>
          <table:table-cell table:style-name="ce117"/>
          <table:table-cell table:style-name="ce118"/>
          <table:table-cell table:style-name="ce152"/>
          <table:table-cell table:style-name="ce153"/>
          <table:table-cell table:style-name="ce72"/>
          <table:table-cell table:style-name="ce141"/>
          <table:table-cell table:style-name="ce90"/>
          <table:table-cell table:number-columns-repeated="2" table:style-name="ce101"/>
          <table:table-cell table:style-name="ce154"/>
          <table:table-cell table:number-columns-repeated="2" table:style-name="ce7"/>
          <table:table-cell table:number-columns-repeated="51" table:style-name="ce124"/>
          <table:table-cell table:number-columns-repeated="16320"/>
        </table:table-row>
        <table:table-row table:style-name="ro15">
          <table:table-cell table:style-name="ce67"/>
          <table:table-cell table:style-name="ce117"/>
          <table:table-cell table:style-name="ce118"/>
          <table:table-cell table:style-name="ce119"/>
          <table:table-cell office:value-type="string" table:style-name="ce120">
            <text:p>TOT. canone mensile</text:p>
          </table:table-cell>
          <table:table-cell office:value-type="string" table:number-columns-spanned="3" table:number-rows-spanned="2" table:style-name="ce172">
            <text:p>TOTALE TAB 3</text:p>
          </table:table-cell>
          <table:covered-table-cell table:number-columns-repeated="2"/>
          <table:table-cell office:value-type="string" table:style-name="ce121">
            <text:p>TOT U.T.</text:p>
          </table:table-cell>
          <table:table-cell office:value-type="string" table:style-name="ce122">
            <text:p>TOT. canone</text:p>
          </table:table-cell>
          <table:table-cell office:value-type="string" table:style-name="ce123">
            <text:p>TOTALE</text:p>
          </table:table-cell>
          <table:table-cell table:number-columns-repeated="2" table:style-name="ce7"/>
          <table:table-cell table:number-columns-repeated="51" table:style-name="ce124"/>
          <table:table-cell table:number-columns-repeated="16320"/>
        </table:table-row>
        <table:table-row table:style-name="ro7">
          <table:table-cell table:number-columns-repeated="3" table:style-name="ce155"/>
          <table:table-cell table:style-name="ce156"/>
          <table:table-cell office:value-type="float" office:value="0" table:formula="of:=[.J124]/[.$D$4]" table:style-name="ce127">
            <text:p>€ 0,00</text:p>
          </table:table-cell>
          <table:covered-table-cell/>
          <table:covered-table-cell table:number-columns-repeated="2"/>
          <table:table-cell office:value-type="float" office:value="0" table:formula="of:=SUM([.I85:.I121])" table:style-name="ce157">
            <text:p>€ 0,00</text:p>
          </table:table-cell>
          <table:table-cell office:value-type="float" office:value="0" table:formula="of:=SUM([.J85:.J121])" table:style-name="ce158">
            <text:p>€ 0,00</text:p>
          </table:table-cell>
          <table:table-cell office:value-type="float" office:value="0" table:formula="of:=SUM([.K85:.K121])" table:style-name="ce159">
            <text:p>€ 0,00</text:p>
          </table:table-cell>
          <table:table-cell table:number-columns-repeated="2" table:style-name="ce7"/>
          <table:table-cell table:number-columns-repeated="51" table:style-name="ce56"/>
          <table:table-cell table:number-columns-repeated="16320"/>
        </table:table-row>
        <table:table-row table:style-name="ro11">
          <table:table-cell table:style-name="ce1"/>
          <table:table-cell table:style-name="ce55"/>
          <table:table-cell table:number-columns-repeated="3" table:style-name="ce1"/>
          <table:table-cell office:value-type="string" office:string-value="Attenzione: sono presenti errori di compilazione della scheda Contesto_Requisiti_Obiettivi" table:formula="of:=IF(OR([Contesto_Requisiti_Obiettivi.C2];[Contesto_Requisiti_Obiettivi.I11];[Contesto_Requisiti_Obiettivi.I28];[Contesto_Requisiti_Obiettivi.C48];[Contesto_Requisiti_Obiettivi.C49];[Contesto_Requisiti_Obiettivi.D60];[Contesto_Requisiti_Obiettivi.D61];[Contesto_Requisiti_Obiettivi.I70];[Contesto_Requisiti_Obiettivi.I74]);&quot;Attenzione: sono presenti errori di compilazione della scheda Contesto_Requisiti_Obiettivi&quot;;&quot;&quot;)" table:style-name="ce36">
            <text:p>Attenzione: sono presenti errori di compilazione della scheda Contesto_Requisiti_Obiettivi</text:p>
          </table:table-cell>
          <table:table-cell table:number-columns-repeated="5" table:style-name="ce1"/>
          <table:table-cell table:number-columns-repeated="53" table:style-name="ce7"/>
          <table:table-cell table:number-columns-repeated="16320"/>
        </table:table-row>
        <table:table-row table:style-name="ro15">
          <table:table-cell table:style-name="ce67"/>
          <table:table-cell table:style-name="ce117"/>
          <table:table-cell table:style-name="ce118"/>
          <table:table-cell table:style-name="ce119"/>
          <table:table-cell office:value-type="string" table:style-name="ce120">
            <text:p>TOT. canone mensile</text:p>
          </table:table-cell>
          <table:table-cell office:value-type="string" table:number-columns-spanned="3" table:number-rows-spanned="2" table:style-name="ce173">
            <text:p>TOTALE TAB 3 + 4</text:p>
          </table:table-cell>
          <table:covered-table-cell table:number-columns-repeated="2"/>
          <table:table-cell office:value-type="string" table:style-name="ce121">
            <text:p>TOT U.T.</text:p>
          </table:table-cell>
          <table:table-cell office:value-type="string" table:style-name="ce122">
            <text:p>TOT. canone</text:p>
          </table:table-cell>
          <table:table-cell office:value-type="string" table:style-name="ce123">
            <text:p>TOTALE</text:p>
          </table:table-cell>
          <table:table-cell table:number-columns-repeated="2" table:style-name="ce7"/>
          <table:table-cell table:number-columns-repeated="51" table:style-name="ce124"/>
          <table:table-cell table:number-columns-repeated="16320"/>
        </table:table-row>
        <table:table-row table:style-name="ro7">
          <table:table-cell table:number-columns-repeated="3" table:style-name="ce125"/>
          <table:table-cell table:style-name="ce126"/>
          <table:table-cell office:value-type="float" office:value="0" table:formula="of:=[.J127]/[.$D$4]" table:style-name="ce127">
            <text:p>€ 0,00</text:p>
          </table:table-cell>
          <table:covered-table-cell/>
          <table:covered-table-cell table:number-columns-repeated="2"/>
          <table:table-cell office:value-type="float" office:value="0" table:formula="of:=+[.I124]+[.I78]" table:style-name="ce157">
            <text:p>€ 0,00</text:p>
          </table:table-cell>
          <table:table-cell office:value-type="float" office:value="0" table:formula="of:=+[.J124]+[.J78]" table:style-name="ce158">
            <text:p>€ 0,00</text:p>
          </table:table-cell>
          <table:table-cell office:value-type="float" office:value="0" table:formula="of:=+[.K124]+[.K78]" table:style-name="ce159">
            <text:p>€ 0,00</text:p>
          </table:table-cell>
          <table:table-cell table:number-columns-repeated="53" table:style-name="ce7"/>
          <table:table-cell table:number-columns-repeated="16320"/>
        </table:table-row>
        <table:table-row table:style-name="ro21">
          <table:table-cell office:value-type="string" table:number-columns-spanned="7" table:number-rows-spanned="1" table:style-name="ce174">
            <text:p>* tutti i servizi indicati in tabella sono erogati nel rispetto delle norme di legge in materia del trattamento dei dati e di quanto specificatamente indicato nell' art.38 del contratto sottoscritto con regione Toscana e successive disposizioni fornite dal Dpo</text:p>
          </table:table-cell>
          <table:covered-table-cell table:number-columns-repeated="6"/>
          <table:table-cell table:style-name="ce161"/>
          <table:table-cell table:number-columns-repeated="2" table:style-name="ce160"/>
          <table:table-cell table:style-name="ce162"/>
          <table:table-cell table:number-columns-repeated="53" table:style-name="ce7"/>
          <table:table-cell table:number-columns-repeated="16320"/>
        </table:table-row>
        <table:table-row table:style-name="ro7">
          <table:table-cell office:value-type="string" table:style-name="ce163">
            <text:p>** il valore indicato in tabella è il dato di targa che viene moltiplicato ai fini della valorizzazione per il coefficiente di utilizzo medio fissato in 0,23</text:p>
          </table:table-cell>
          <table:table-cell table:style-name="ce164"/>
          <table:table-cell table:number-columns-repeated="3" table:style-name="ce165"/>
          <table:table-cell table:style-name="ce163"/>
          <table:table-cell table:number-columns-repeated="4" table:style-name="ce166"/>
          <table:table-cell table:number-columns-repeated="16374"/>
        </table:table-row>
        <table:table-row table:style-name="ro7">
          <table:table-cell table:style-name="ce1"/>
          <table:table-cell table:style-name="ce167"/>
          <table:table-cell table:style-name="ce168"/>
          <table:table-cell table:number-columns-repeated="2" table:style-name="ce7"/>
          <table:table-cell table:number-columns-repeated="5" table:style-name="ce169"/>
          <table:table-cell table:number-columns-repeated="16374"/>
        </table:table-row>
        <table:table-row table:style-name="ro7">
          <table:table-cell office:value-type="string" table:style-name="ce33">
            <text:p><text:span text:style-name="T4">COMPILARE SOLO I CAMPI</text:span><text:s/><text:span text:style-name="T13">VERDI</text:span></text:p>
          </table:table-cell>
          <table:table-cell table:style-name="ce167"/>
          <table:table-cell table:style-name="ce168"/>
          <table:table-cell table:number-columns-repeated="2" table:style-name="ce7"/>
          <table:table-cell table:number-columns-repeated="5" table:style-name="ce169"/>
          <table:table-cell table:number-columns-repeated="16374"/>
        </table:table-row>
        <table:table-row table:number-rows-repeated="1048445" table:style-name="ro22">
          <table:table-cell table:number-columns-repeated="16384"/>
        </table:table-row>
        <table:named-expressions>
          <table:named-range table:name="Print_Area" table:cell-range-address="Fabbisogno.$A$80:Fabbisogno.$K$124" table:base-cell-address="Fabbisogno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€ </number:text>
      <number:number number:decimal-places="2" number:min-integer-digits="1" number:grouping="true"/>
    </number:number-style>
    <number:number-style style:name="N36">
      <number:text>-€ </number:text>
      <number:number number:decimal-places="2" number:min-integer-digits="1" number:grouping="true"/>
      <style:map style:condition="value()&gt;=0" style:apply-style-name="N36P0"/>
    </number:number-style>
    <number:currency-style style:name="N37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/</number:text>
      <number:month number:style="long"/>
      <number:text>/</number:text>
      <number:year number:style="long"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   </number:text>
    </number:number-style>
    <number:number-style style:name="N40P1">
      <number:number number:decimal-places="2" number:min-integer-digits="1" number:grouping="true"/>
      <number:text>    </number:text>
    </number:number-style>
    <number:number-style style:name="N40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urrency" style:display-name="Excel Built-in Currency" style:family="table-cell" style:data-style-name="N39">
      <style:table-cell-properties style:vertical-align="automatic" fo:background-color="transparent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2.04724409448819in" fo:margin-bottom="2.04724409448819in" fo:margin-left="0.590157480314961in" fo:margin-right="0.78740157480315in" style:print-orientation="landscape" style:print-page-order="ltr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634645669291339in" fo:margin-left="0in" fo:margin-right="0in" fo:margin-bottom="0in"/>
      </style:header-style>
      <style:footer-style>
        <style:header-footer-properties fo:min-height="0.634645669291339in" fo:margin-left="0in" fo:margin-right="0in" fo:margin-top="0in"/>
      </style:footer-style>
    </style:page-layout>
    <style:page-layout style:name="pm3">
      <style:page-layout-properties fo:margin-top="0.511811023622047in" fo:margin-bottom="2.04724409448819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4.0665354330708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15748031496063in" fo:margin-bottom="0.15748031496063in" fo:margin-left="0.393700787401575in" fo:margin-right="0.393700787401575in" style:print-orientation="landscape" style:print-page-order="ltr" style:first-page-number="continue" style:scale-to="100%" style:table-centering="both" style:print="grid objects charts drawings"/>
      <style:header-style>
        <style:header-footer-properties fo:min-height="2.49173228346457in" fo:margin-left="0in" fo:margin-right="0in" fo:margin-bottom="0in"/>
      </style:header-style>
      <style:footer-style>
        <style:header-footer-properties fo:min-height="2.1779527559055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style:region-right>
          <text:p><text:span text:style-name="T1">TIX</text:span><text:span text:style-name="T1"> </text:span><text:span text:style-name="T1">2</text:span></text:p>
        </style:region-right>
      </style:header>
      <style:header-left style:display="false"/>
      <style:footer/>
      <style:footer-left style:display="false"/>
    </style:master-page>
    <style:master-page style:name="mp4" style:page-layout-name="pm4">
      <style:header>
        <style:region-center>
          <text:p><text:span text:style-name="T2"><text:sheet-name>???</text:sheet-name></text:span></text:p>
        </style:region-center>
        <style:region-right>
          <text:p><text:span text:style-name="T2">TIX</text:span><text:span text:style-name="T2"> </text:span><text:span text:style-name="T2">2</text:span></text:p>
        </style:region-right>
      </style:header>
      <style:header-left style:display="false"/>
      <style:footer>
        <text:p><text:span text:style-name="T3">Pagina</text:span><text:span text:style-name="T3"> </text:span><text:span text:style-name="T3"><text:page-number>1</text:page-number></text:span><text:span text:style-name="T3"><text:s/></text:span><text:span text:style-name="T3">di</text:span><text:span text:style-name="T3"><text:s/></text:span><text:span text:style-name="T3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3</meta:generator>
    <meta:initial-creator>Pazzaglia Guido</meta:initial-creator>
    <dc:creator>De Petris Gianluca</dc:creator>
    <meta:creation-date>2018-01-03T16:03:21Z</meta:creation-date>
    <dc:date>2020-07-22T15:25:20Z</dc:date>
    <meta:print-date>2018-01-03T20:27:46Z</meta:print-date>
    <meta:editing-cycles>327</meta:editing-cycles>
    <meta:editing-duration>PT15419S</meta:editing-duration>
    <meta:user-defined meta:name="AppVersion">16.0300</meta:user-defined>
    <meta:user-defined meta:name="ContentTypeId">0x01010000FB19B93BE7FA429D547BFCE7C3AB0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